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Amp50Duty10Khz" table:style-name="ta1">
        <table:shapes>
          <draw:frame draw:z-index="0" draw:style-name="gr1" draw:text-style-name="P1" svg:width="639.18pt" svg:height="444.42pt" svg:x="646.38pt" svg:y="15234.07pt">
            <loext:p draw:notify-on-update-of-ranges="opAmp50Duty10Khz.A1:opAmp50Duty10Khz.A1 opAmp50Duty10Khz.A2:opAmp50Duty10Khz.A1191 opAmp50Duty10Khz.B1:opAmp50Duty10Khz.B1 opAmp50Duty10Khz.B2:opAmp50Duty10Khz.B1191 opAmp50Duty10Khz.A1:opAmp50Duty10Khz.A1 opAmp50Duty10Khz.A2:opAmp50Duty10Khz.A1191 opAmp50Duty10Khz.C1:opAmp50Duty10Khz.C1 opAmp50Duty10Khz.C2:opAmp50Duty10Khz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0042" calcext:value-type="float">
            <text:p>0.0000004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61809045" calcext:value-type="float">
            <text:p>-0.361809045</text:p>
          </table:table-cell>
        </table:table-row>
        <table:table-row table:style-name="ro1">
          <table:table-cell office:value-type="float" office:value="0.00000084" calcext:value-type="float">
            <text:p>0.000000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000126" calcext:value-type="float">
            <text:p>0.0000012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00021" calcext:value-type="float">
            <text:p>0.000002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57286432" calcext:value-type="float">
            <text:p>-0.257286432</text:p>
          </table:table-cell>
        </table:table-row>
        <table:table-row table:style-name="ro1">
          <table:table-cell office:value-type="float" office:value="0.00000252" calcext:value-type="float">
            <text:p>0.000002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25125628" calcext:value-type="float">
            <text:p>-0.225125628</text:p>
          </table:table-cell>
        </table:table-row>
        <table:table-row table:style-name="ro1">
          <table:table-cell office:value-type="float" office:value="0.00000294" calcext:value-type="float">
            <text:p>0.000002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000336" calcext:value-type="float">
            <text:p>0.00000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44723618" calcext:value-type="float">
            <text:p>-0.144723618</text:p>
          </table:table-cell>
        </table:table-row>
        <table:table-row table:style-name="ro1">
          <table:table-cell office:value-type="float" office:value="0.00000378" calcext:value-type="float">
            <text:p>0.000003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12562814" calcext:value-type="float">
            <text:p>-0.112562814</text:p>
          </table:table-cell>
        </table:table-row>
        <table:table-row table:style-name="ro1">
          <table:table-cell office:value-type="float" office:value="0.0000042" calcext:value-type="float">
            <text:p>0.0000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000462" calcext:value-type="float">
            <text:p>0.000004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00546" calcext:value-type="float">
            <text:p>0.000005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00588" calcext:value-type="float">
            <text:p>0.00000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0063" calcext:value-type="float">
            <text:p>0.000006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00672" calcext:value-type="float">
            <text:p>0.00000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00714" calcext:value-type="float">
            <text:p>0.000007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00756" calcext:value-type="float">
            <text:p>0.000007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00798" calcext:value-type="float">
            <text:p>0.000007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00882" calcext:value-type="float">
            <text:p>0.000008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00924" calcext:value-type="float">
            <text:p>0.00000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00966" calcext:value-type="float">
            <text:p>0.0000096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01008" calcext:value-type="float">
            <text:p>0.00001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0105" calcext:value-type="float">
            <text:p>0.000010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01092" calcext:value-type="float">
            <text:p>0.000010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01134" calcext:value-type="float">
            <text:p>0.000011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01176" calcext:value-type="float">
            <text:p>0.00001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01218" calcext:value-type="float">
            <text:p>0.000012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0126" calcext:value-type="float">
            <text:p>0.00001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302" calcext:value-type="float">
            <text:p>0.000013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01344" calcext:value-type="float">
            <text:p>0.00001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01386" calcext:value-type="float">
            <text:p>0.000013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428" calcext:value-type="float">
            <text:p>0.00001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47" calcext:value-type="float">
            <text:p>0.000014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512" calcext:value-type="float">
            <text:p>0.00001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01554" calcext:value-type="float">
            <text:p>0.0000155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01596" calcext:value-type="float">
            <text:p>0.00001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01638" calcext:value-type="float">
            <text:p>0.000016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01722" calcext:value-type="float">
            <text:p>0.0000172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01764" calcext:value-type="float">
            <text:p>0.00001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01806" calcext:value-type="float">
            <text:p>0.000018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01848" calcext:value-type="float">
            <text:p>0.000018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0189" calcext:value-type="float">
            <text:p>0.000018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01932" calcext:value-type="float">
            <text:p>0.00001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01974" calcext:value-type="float">
            <text:p>0.000019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02016" calcext:value-type="float">
            <text:p>0.00002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02058" calcext:value-type="float">
            <text:p>0.0000205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021" calcext:value-type="float">
            <text:p>0.00002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02142" calcext:value-type="float">
            <text:p>0.000021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02184" calcext:value-type="float">
            <text:p>0.00002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02226" calcext:value-type="float">
            <text:p>0.000022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02268" calcext:value-type="float">
            <text:p>0.0000226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231" calcext:value-type="float">
            <text:p>0.000023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02352" calcext:value-type="float">
            <text:p>0.00002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2394" calcext:value-type="float">
            <text:p>0.000023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2436" calcext:value-type="float">
            <text:p>0.00002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2478" calcext:value-type="float">
            <text:p>0.000024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2562" calcext:value-type="float">
            <text:p>0.000025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2604" calcext:value-type="float">
            <text:p>0.000026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2646" calcext:value-type="float">
            <text:p>0.000026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2688" calcext:value-type="float">
            <text:p>0.000026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273" calcext:value-type="float">
            <text:p>0.000027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2772" calcext:value-type="float">
            <text:p>0.00002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02814" calcext:value-type="float">
            <text:p>0.000028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02856" calcext:value-type="float">
            <text:p>0.00002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2898" calcext:value-type="float">
            <text:p>0.000028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294" calcext:value-type="float">
            <text:p>0.00002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2982" calcext:value-type="float">
            <text:p>0.0000298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3024" calcext:value-type="float">
            <text:p>0.00003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3066" calcext:value-type="float">
            <text:p>0.000030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3108" calcext:value-type="float">
            <text:p>0.000031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315" calcext:value-type="float">
            <text:p>0.000031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3192" calcext:value-type="float">
            <text:p>0.00003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3234" calcext:value-type="float">
            <text:p>0.000032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3276" calcext:value-type="float">
            <text:p>0.000032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3318" calcext:value-type="float">
            <text:p>0.0000331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3402" calcext:value-type="float">
            <text:p>0.0000340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3444" calcext:value-type="float">
            <text:p>0.000034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3486" calcext:value-type="float">
            <text:p>0.0000348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3528" calcext:value-type="float">
            <text:p>0.00003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357" calcext:value-type="float">
            <text:p>0.000035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3612" calcext:value-type="float">
            <text:p>0.000036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3654" calcext:value-type="float">
            <text:p>0.000036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3696" calcext:value-type="float">
            <text:p>0.000036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3738" calcext:value-type="float">
            <text:p>0.0000373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378" calcext:value-type="float">
            <text:p>0.00003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3822" calcext:value-type="float">
            <text:p>0.000038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3864" calcext:value-type="float">
            <text:p>0.00003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3906" calcext:value-type="float">
            <text:p>0.000039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3948" calcext:value-type="float">
            <text:p>0.00003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0399" calcext:value-type="float">
            <text:p>0.000039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4032" calcext:value-type="float">
            <text:p>0.000040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04074" calcext:value-type="float">
            <text:p>0.000040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04116" calcext:value-type="float">
            <text:p>0.000041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04158" calcext:value-type="float">
            <text:p>0.000041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04242" calcext:value-type="float">
            <text:p>0.000042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04284" calcext:value-type="float">
            <text:p>0.000042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04326" calcext:value-type="float">
            <text:p>0.000043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04368" calcext:value-type="float">
            <text:p>0.00004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441" calcext:value-type="float">
            <text:p>0.000044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4452" calcext:value-type="float">
            <text:p>0.000044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4494" calcext:value-type="float">
            <text:p>0.000044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4536" calcext:value-type="float">
            <text:p>0.00004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4578" calcext:value-type="float">
            <text:p>0.000045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462" calcext:value-type="float">
            <text:p>0.00004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4662" calcext:value-type="float">
            <text:p>0.000046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04704" calcext:value-type="float">
            <text:p>0.000047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04746" calcext:value-type="float">
            <text:p>0.000047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04788" calcext:value-type="float">
            <text:p>0.00004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483" calcext:value-type="float">
            <text:p>0.000048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04872" calcext:value-type="float">
            <text:p>0.00004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4914" calcext:value-type="float">
            <text:p>0.000049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4956" calcext:value-type="float">
            <text:p>0.000049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4998" calcext:value-type="float">
            <text:p>0.000049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005082" calcext:value-type="float">
            <text:p>0.0000508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05124" calcext:value-type="float">
            <text:p>0.000051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05166" calcext:value-type="float">
            <text:p>0.0000516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05208" calcext:value-type="float">
            <text:p>0.000052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0525" calcext:value-type="float">
            <text:p>0.000052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05292" calcext:value-type="float">
            <text:p>0.000052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05334" calcext:value-type="float">
            <text:p>0.0000533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05376" calcext:value-type="float">
            <text:p>0.000053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05418" calcext:value-type="float">
            <text:p>0.000054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0546" calcext:value-type="float">
            <text:p>0.000054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05502" calcext:value-type="float">
            <text:p>0.0000550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005544" calcext:value-type="float">
            <text:p>0.000055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005586" calcext:value-type="float">
            <text:p>0.0000558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05628" calcext:value-type="float">
            <text:p>0.000056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0567" calcext:value-type="float">
            <text:p>0.0000567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05712" calcext:value-type="float">
            <text:p>0.000057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05754" calcext:value-type="float">
            <text:p>0.000057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5796" calcext:value-type="float">
            <text:p>0.000057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05838" calcext:value-type="float">
            <text:p>0.000058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05922" calcext:value-type="float">
            <text:p>0.0000592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5964" calcext:value-type="float">
            <text:p>0.0000596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6006" calcext:value-type="float">
            <text:p>0.0000600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6048" calcext:value-type="float">
            <text:p>0.000060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609" calcext:value-type="float">
            <text:p>0.0000609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6132" calcext:value-type="float">
            <text:p>0.000061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6174" calcext:value-type="float">
            <text:p>0.0000617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06216" calcext:value-type="float">
            <text:p>0.0000621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06258" calcext:value-type="float">
            <text:p>0.0000625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063" calcext:value-type="float">
            <text:p>0.00006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06342" calcext:value-type="float">
            <text:p>0.0000634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6384" calcext:value-type="float">
            <text:p>0.0000638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06426" calcext:value-type="float">
            <text:p>0.0000642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06468" calcext:value-type="float">
            <text:p>0.000064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651" calcext:value-type="float">
            <text:p>0.0000651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6552" calcext:value-type="float">
            <text:p>0.000065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6594" calcext:value-type="float">
            <text:p>0.0000659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6636" calcext:value-type="float">
            <text:p>0.000066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6678" calcext:value-type="float">
            <text:p>0.0000667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06762" calcext:value-type="float">
            <text:p>0.0000676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06804" calcext:value-type="float">
            <text:p>0.000068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06846" calcext:value-type="float">
            <text:p>0.000068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06888" calcext:value-type="float">
            <text:p>0.000068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0693" calcext:value-type="float">
            <text:p>0.000069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06972" calcext:value-type="float">
            <text:p>0.000069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07014" calcext:value-type="float">
            <text:p>0.000070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07056" calcext:value-type="float">
            <text:p>0.000070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07098" calcext:value-type="float">
            <text:p>0.0000709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714" calcext:value-type="float">
            <text:p>0.000071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7182" calcext:value-type="float">
            <text:p>0.0000718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7224" calcext:value-type="float">
            <text:p>0.000072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7266" calcext:value-type="float">
            <text:p>0.0000726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7308" calcext:value-type="float">
            <text:p>0.000073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735" calcext:value-type="float">
            <text:p>0.000073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7392" calcext:value-type="float">
            <text:p>0.000073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7434" calcext:value-type="float">
            <text:p>0.0000743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7476" calcext:value-type="float">
            <text:p>0.000074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7518" calcext:value-type="float">
            <text:p>0.0000751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07602" calcext:value-type="float">
            <text:p>0.000076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7644" calcext:value-type="float">
            <text:p>0.000076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7686" calcext:value-type="float">
            <text:p>0.0000768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7728" calcext:value-type="float">
            <text:p>0.000077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777" calcext:value-type="float">
            <text:p>0.000077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7812" calcext:value-type="float">
            <text:p>0.000078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7854" calcext:value-type="float">
            <text:p>0.000078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7896" calcext:value-type="float">
            <text:p>0.000078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7938" calcext:value-type="float">
            <text:p>0.000079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798" calcext:value-type="float">
            <text:p>0.000079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8022" calcext:value-type="float">
            <text:p>0.0000802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8064" calcext:value-type="float">
            <text:p>0.0000806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8106" calcext:value-type="float">
            <text:p>0.0000810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8148" calcext:value-type="float">
            <text:p>0.000081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819" calcext:value-type="float">
            <text:p>0.0000819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8232" calcext:value-type="float">
            <text:p>0.000082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8274" calcext:value-type="float">
            <text:p>0.0000827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08316" calcext:value-type="float">
            <text:p>0.000083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8358" calcext:value-type="float">
            <text:p>0.0000835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8442" calcext:value-type="float">
            <text:p>0.0000844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8484" calcext:value-type="float">
            <text:p>0.000084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8526" calcext:value-type="float">
            <text:p>0.0000852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8568" calcext:value-type="float">
            <text:p>0.000085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861" calcext:value-type="float">
            <text:p>0.0000861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8652" calcext:value-type="float">
            <text:p>0.000086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8694" calcext:value-type="float">
            <text:p>0.0000869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8736" calcext:value-type="float">
            <text:p>0.000087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8778" calcext:value-type="float">
            <text:p>0.0000877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882" calcext:value-type="float">
            <text:p>0.000088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08862" calcext:value-type="float">
            <text:p>0.0000886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8904" calcext:value-type="float">
            <text:p>0.000089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8946" calcext:value-type="float">
            <text:p>0.0000894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8988" calcext:value-type="float">
            <text:p>0.000089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903" calcext:value-type="float">
            <text:p>0.0000903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9072" calcext:value-type="float">
            <text:p>0.000090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9114" calcext:value-type="float">
            <text:p>0.000091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9156" calcext:value-type="float">
            <text:p>0.000091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9198" calcext:value-type="float">
            <text:p>0.0000919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9282" calcext:value-type="float">
            <text:p>0.0000928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09324" calcext:value-type="float">
            <text:p>0.000093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09366" calcext:value-type="float">
            <text:p>0.000093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09408" calcext:value-type="float">
            <text:p>0.000094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945" calcext:value-type="float">
            <text:p>0.000094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09492" calcext:value-type="float">
            <text:p>0.000094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09534" calcext:value-type="float">
            <text:p>0.000095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9576" calcext:value-type="float">
            <text:p>0.000095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09618" calcext:value-type="float">
            <text:p>0.000096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966" calcext:value-type="float">
            <text:p>0.000096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9702" calcext:value-type="float">
            <text:p>0.000097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9744" calcext:value-type="float">
            <text:p>0.000097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9786" calcext:value-type="float">
            <text:p>0.0000978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9828" calcext:value-type="float">
            <text:p>0.000098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987" calcext:value-type="float">
            <text:p>0.000098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9912" calcext:value-type="float">
            <text:p>0.00009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9954" calcext:value-type="float">
            <text:p>0.000099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09996" calcext:value-type="float">
            <text:p>0.000099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0038" calcext:value-type="float">
            <text:p>0.0001003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010122" calcext:value-type="float">
            <text:p>0.0001012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010164" calcext:value-type="float">
            <text:p>0.000101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010206" calcext:value-type="float">
            <text:p>0.0001020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010248" calcext:value-type="float">
            <text:p>0.000102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01029" calcext:value-type="float">
            <text:p>0.0001029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010332" calcext:value-type="float">
            <text:p>0.000103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52763819" calcext:value-type="float">
            <text:p>-0.152763819</text:p>
          </table:table-cell>
        </table:table-row>
        <table:table-row table:style-name="ro1">
          <table:table-cell office:value-type="float" office:value="0.00010374" calcext:value-type="float">
            <text:p>0.000103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12562814" calcext:value-type="float">
            <text:p>-0.112562814</text:p>
          </table:table-cell>
        </table:table-row>
        <table:table-row table:style-name="ro1">
          <table:table-cell office:value-type="float" office:value="0.00010416" calcext:value-type="float">
            <text:p>0.00010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0010458" calcext:value-type="float">
            <text:p>0.000104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105" calcext:value-type="float">
            <text:p>0.00010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10542" calcext:value-type="float">
            <text:p>0.000105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10584" calcext:value-type="float">
            <text:p>0.00010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10626" calcext:value-type="float">
            <text:p>0.000106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10668" calcext:value-type="float">
            <text:p>0.000106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1071" calcext:value-type="float">
            <text:p>0.000107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10752" calcext:value-type="float">
            <text:p>0.00010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10794" calcext:value-type="float">
            <text:p>0.000107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10836" calcext:value-type="float">
            <text:p>0.000108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10878" calcext:value-type="float">
            <text:p>0.000108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10962" calcext:value-type="float">
            <text:p>0.000109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11004" calcext:value-type="float">
            <text:p>0.000110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11046" calcext:value-type="float">
            <text:p>0.000110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11088" calcext:value-type="float">
            <text:p>0.00011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1113" calcext:value-type="float">
            <text:p>0.000111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11172" calcext:value-type="float">
            <text:p>0.000111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11214" calcext:value-type="float">
            <text:p>0.000112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11256" calcext:value-type="float">
            <text:p>0.000112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11298" calcext:value-type="float">
            <text:p>0.000112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1134" calcext:value-type="float">
            <text:p>0.00011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1382" calcext:value-type="float">
            <text:p>0.000113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1424" calcext:value-type="float">
            <text:p>0.00011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11466" calcext:value-type="float">
            <text:p>0.000114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11508" calcext:value-type="float">
            <text:p>0.000115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1155" calcext:value-type="float">
            <text:p>0.0001155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11592" calcext:value-type="float">
            <text:p>0.00011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11634" calcext:value-type="float">
            <text:p>0.0001163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11676" calcext:value-type="float">
            <text:p>0.000116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11718" calcext:value-type="float">
            <text:p>0.000117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11802" calcext:value-type="float">
            <text:p>0.0001180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11844" calcext:value-type="float">
            <text:p>0.000118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11886" calcext:value-type="float">
            <text:p>0.000118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11928" calcext:value-type="float">
            <text:p>0.00011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1197" calcext:value-type="float">
            <text:p>0.000119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12012" calcext:value-type="float">
            <text:p>0.000120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12054" calcext:value-type="float">
            <text:p>0.000120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12096" calcext:value-type="float">
            <text:p>0.00012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12138" calcext:value-type="float">
            <text:p>0.0001213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1218" calcext:value-type="float">
            <text:p>0.00012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12222" calcext:value-type="float">
            <text:p>0.000122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12264" calcext:value-type="float">
            <text:p>0.00012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12306" calcext:value-type="float">
            <text:p>0.000123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12348" calcext:value-type="float">
            <text:p>0.000123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1239" calcext:value-type="float">
            <text:p>0.000123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12432" calcext:value-type="float">
            <text:p>0.00012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12474" calcext:value-type="float">
            <text:p>0.000124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12516" calcext:value-type="float">
            <text:p>0.000125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2558" calcext:value-type="float">
            <text:p>0.000125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2642" calcext:value-type="float">
            <text:p>0.000126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2684" calcext:value-type="float">
            <text:p>0.000126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2726" calcext:value-type="float">
            <text:p>0.000127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2768" calcext:value-type="float">
            <text:p>0.00012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281" calcext:value-type="float">
            <text:p>0.000128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2852" calcext:value-type="float">
            <text:p>0.000128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2894" calcext:value-type="float">
            <text:p>0.000128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2936" calcext:value-type="float">
            <text:p>0.00012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2978" calcext:value-type="float">
            <text:p>0.000129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302" calcext:value-type="float">
            <text:p>0.00013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3062" calcext:value-type="float">
            <text:p>0.000130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3104" calcext:value-type="float">
            <text:p>0.00013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3146" calcext:value-type="float">
            <text:p>0.000131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3188" calcext:value-type="float">
            <text:p>0.000131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323" calcext:value-type="float">
            <text:p>0.000132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3272" calcext:value-type="float">
            <text:p>0.000132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3314" calcext:value-type="float">
            <text:p>0.000133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3356" calcext:value-type="float">
            <text:p>0.000133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3398" calcext:value-type="float">
            <text:p>0.000133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3482" calcext:value-type="float">
            <text:p>0.0001348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3524" calcext:value-type="float">
            <text:p>0.000135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3566" calcext:value-type="float">
            <text:p>0.000135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3608" calcext:value-type="float">
            <text:p>0.00013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365" calcext:value-type="float">
            <text:p>0.0001365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3692" calcext:value-type="float">
            <text:p>0.000136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3734" calcext:value-type="float">
            <text:p>0.000137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3776" calcext:value-type="float">
            <text:p>0.00013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13818" calcext:value-type="float">
            <text:p>0.000138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1386" calcext:value-type="float">
            <text:p>0.00013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13902" calcext:value-type="float">
            <text:p>0.0001390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13944" calcext:value-type="float">
            <text:p>0.000139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13986" calcext:value-type="float">
            <text:p>0.0001398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14028" calcext:value-type="float">
            <text:p>0.000140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1407" calcext:value-type="float">
            <text:p>0.000140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14112" calcext:value-type="float">
            <text:p>0.000141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14154" calcext:value-type="float">
            <text:p>0.000141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14196" calcext:value-type="float">
            <text:p>0.000141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14238" calcext:value-type="float">
            <text:p>0.000142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14322" calcext:value-type="float">
            <text:p>0.000143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14364" calcext:value-type="float">
            <text:p>0.000143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14406" calcext:value-type="float">
            <text:p>0.000144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14448" calcext:value-type="float">
            <text:p>0.000144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1449" calcext:value-type="float">
            <text:p>0.0001449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14532" calcext:value-type="float">
            <text:p>0.000145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14574" calcext:value-type="float">
            <text:p>0.000145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14616" calcext:value-type="float">
            <text:p>0.00014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14658" calcext:value-type="float">
            <text:p>0.0001465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147" calcext:value-type="float">
            <text:p>0.00014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14742" calcext:value-type="float">
            <text:p>0.000147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14784" calcext:value-type="float">
            <text:p>0.000147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14826" calcext:value-type="float">
            <text:p>0.000148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14868" calcext:value-type="float">
            <text:p>0.000148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1491" calcext:value-type="float">
            <text:p>0.000149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14952" calcext:value-type="float">
            <text:p>0.00014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14994" calcext:value-type="float">
            <text:p>0.000149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15036" calcext:value-type="float">
            <text:p>0.000150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015078" calcext:value-type="float">
            <text:p>0.0001507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15162" calcext:value-type="float">
            <text:p>0.0001516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5204" calcext:value-type="float">
            <text:p>0.000152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5246" calcext:value-type="float">
            <text:p>0.0001524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5288" calcext:value-type="float">
            <text:p>0.000152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533" calcext:value-type="float">
            <text:p>0.000153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5372" calcext:value-type="float">
            <text:p>0.000153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15414" calcext:value-type="float">
            <text:p>0.000154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5456" calcext:value-type="float">
            <text:p>0.000154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15498" calcext:value-type="float">
            <text:p>0.0001549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01554" calcext:value-type="float">
            <text:p>0.000155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015582" calcext:value-type="float">
            <text:p>0.0001558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15624" calcext:value-type="float">
            <text:p>0.000156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15666" calcext:value-type="float">
            <text:p>0.000156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15708" calcext:value-type="float">
            <text:p>0.000157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1575" calcext:value-type="float">
            <text:p>0.0001575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15792" calcext:value-type="float">
            <text:p>0.00015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15834" calcext:value-type="float">
            <text:p>0.0001583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15876" calcext:value-type="float">
            <text:p>0.000158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15918" calcext:value-type="float">
            <text:p>0.0001591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16002" calcext:value-type="float">
            <text:p>0.0001600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16044" calcext:value-type="float">
            <text:p>0.000160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16086" calcext:value-type="float">
            <text:p>0.0001608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16128" calcext:value-type="float">
            <text:p>0.0001612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1617" calcext:value-type="float">
            <text:p>0.0001617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16212" calcext:value-type="float">
            <text:p>0.000162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16254" calcext:value-type="float">
            <text:p>0.0001625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16296" calcext:value-type="float">
            <text:p>0.000162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16338" calcext:value-type="float">
            <text:p>0.000163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1638" calcext:value-type="float">
            <text:p>0.000163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16422" calcext:value-type="float">
            <text:p>0.0001642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16464" calcext:value-type="float">
            <text:p>0.00016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16506" calcext:value-type="float">
            <text:p>0.0001650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16548" calcext:value-type="float">
            <text:p>0.000165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1659" calcext:value-type="float">
            <text:p>0.0001659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16632" calcext:value-type="float">
            <text:p>0.000166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16674" calcext:value-type="float">
            <text:p>0.0001667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16716" calcext:value-type="float">
            <text:p>0.000167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16758" calcext:value-type="float">
            <text:p>0.0001675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16842" calcext:value-type="float">
            <text:p>0.0001684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16884" calcext:value-type="float">
            <text:p>0.000168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16926" calcext:value-type="float">
            <text:p>0.0001692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16968" calcext:value-type="float">
            <text:p>0.000169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1701" calcext:value-type="float">
            <text:p>0.0001701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17052" calcext:value-type="float">
            <text:p>0.000170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17094" calcext:value-type="float">
            <text:p>0.0001709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17136" calcext:value-type="float">
            <text:p>0.000171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17178" calcext:value-type="float">
            <text:p>0.0001717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1722" calcext:value-type="float">
            <text:p>0.000172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17262" calcext:value-type="float">
            <text:p>0.000172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17304" calcext:value-type="float">
            <text:p>0.000173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17346" calcext:value-type="float">
            <text:p>0.000173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17388" calcext:value-type="float">
            <text:p>0.000173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1743" calcext:value-type="float">
            <text:p>0.000174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17472" calcext:value-type="float">
            <text:p>0.000174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7514" calcext:value-type="float">
            <text:p>0.0001751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17556" calcext:value-type="float">
            <text:p>0.000175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17598" calcext:value-type="float">
            <text:p>0.0001759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7682" calcext:value-type="float">
            <text:p>0.0001768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7724" calcext:value-type="float">
            <text:p>0.000177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7766" calcext:value-type="float">
            <text:p>0.0001776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7808" calcext:value-type="float">
            <text:p>0.000178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785" calcext:value-type="float">
            <text:p>0.000178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7892" calcext:value-type="float">
            <text:p>0.000178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7934" calcext:value-type="float">
            <text:p>0.000179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17976" calcext:value-type="float">
            <text:p>0.000179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8018" calcext:value-type="float">
            <text:p>0.0001801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806" calcext:value-type="float">
            <text:p>0.000180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8102" calcext:value-type="float">
            <text:p>0.0001810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8144" calcext:value-type="float">
            <text:p>0.000181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8186" calcext:value-type="float">
            <text:p>0.0001818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8228" calcext:value-type="float">
            <text:p>0.000182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827" calcext:value-type="float">
            <text:p>0.0001827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8312" calcext:value-type="float">
            <text:p>0.000183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18354" calcext:value-type="float">
            <text:p>0.000183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8396" calcext:value-type="float">
            <text:p>0.000183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8438" calcext:value-type="float">
            <text:p>0.000184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8522" calcext:value-type="float">
            <text:p>0.0001852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8564" calcext:value-type="float">
            <text:p>0.000185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8606" calcext:value-type="float">
            <text:p>0.0001860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8648" calcext:value-type="float">
            <text:p>0.000186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869" calcext:value-type="float">
            <text:p>0.0001869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8732" calcext:value-type="float">
            <text:p>0.000187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8774" calcext:value-type="float">
            <text:p>0.0001877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18816" calcext:value-type="float">
            <text:p>0.000188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8858" calcext:value-type="float">
            <text:p>0.0001885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8942" calcext:value-type="float">
            <text:p>0.0001894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8984" calcext:value-type="float">
            <text:p>0.000189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9026" calcext:value-type="float">
            <text:p>0.0001902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9068" calcext:value-type="float">
            <text:p>0.000190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911" calcext:value-type="float">
            <text:p>0.0001911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9152" calcext:value-type="float">
            <text:p>0.000191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9194" calcext:value-type="float">
            <text:p>0.0001919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9236" calcext:value-type="float">
            <text:p>0.000192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9278" calcext:value-type="float">
            <text:p>0.0001927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9362" calcext:value-type="float">
            <text:p>0.0001936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9404" calcext:value-type="float">
            <text:p>0.000194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9446" calcext:value-type="float">
            <text:p>0.000194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9488" calcext:value-type="float">
            <text:p>0.000194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953" calcext:value-type="float">
            <text:p>0.000195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9572" calcext:value-type="float">
            <text:p>0.000195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9614" calcext:value-type="float">
            <text:p>0.000196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9656" calcext:value-type="float">
            <text:p>0.000196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9698" calcext:value-type="float">
            <text:p>0.0001969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974" calcext:value-type="float">
            <text:p>0.000197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9782" calcext:value-type="float">
            <text:p>0.0001978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9824" calcext:value-type="float">
            <text:p>0.000198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9866" calcext:value-type="float">
            <text:p>0.000198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9908" calcext:value-type="float">
            <text:p>0.000199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995" calcext:value-type="float">
            <text:p>0.000199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19992" calcext:value-type="float">
            <text:p>0.000199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0034" calcext:value-type="float">
            <text:p>0.0002003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020076" calcext:value-type="float">
            <text:p>0.000200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020118" calcext:value-type="float">
            <text:p>0.0002011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020202" calcext:value-type="float">
            <text:p>0.0002020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020244" calcext:value-type="float">
            <text:p>0.000202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020286" calcext:value-type="float">
            <text:p>0.0002028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020328" calcext:value-type="float">
            <text:p>0.00020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52763819" calcext:value-type="float">
            <text:p>-0.152763819</text:p>
          </table:table-cell>
        </table:table-row>
        <table:table-row table:style-name="ro1">
          <table:table-cell office:value-type="float" office:value="0.0002037" calcext:value-type="float">
            <text:p>0.000203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020412" calcext:value-type="float">
            <text:p>0.000204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0020454" calcext:value-type="float">
            <text:p>0.0002045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20496" calcext:value-type="float">
            <text:p>0.00020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20538" calcext:value-type="float">
            <text:p>0.000205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2058" calcext:value-type="float">
            <text:p>0.00020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20622" calcext:value-type="float">
            <text:p>0.000206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20664" calcext:value-type="float">
            <text:p>0.000206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20706" calcext:value-type="float">
            <text:p>0.000207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20748" calcext:value-type="float">
            <text:p>0.000207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2079" calcext:value-type="float">
            <text:p>0.000207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20832" calcext:value-type="float">
            <text:p>0.000208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20874" calcext:value-type="float">
            <text:p>0.000208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20916" calcext:value-type="float">
            <text:p>0.000209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20958" calcext:value-type="float">
            <text:p>0.000209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21042" calcext:value-type="float">
            <text:p>0.00021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21084" calcext:value-type="float">
            <text:p>0.00021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21126" calcext:value-type="float">
            <text:p>0.000211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21168" calcext:value-type="float">
            <text:p>0.00021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2121" calcext:value-type="float">
            <text:p>0.000212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21252" calcext:value-type="float">
            <text:p>0.000212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21294" calcext:value-type="float">
            <text:p>0.000212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21336" calcext:value-type="float">
            <text:p>0.0002133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378" calcext:value-type="float">
            <text:p>0.000213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42" calcext:value-type="float">
            <text:p>0.00021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21462" calcext:value-type="float">
            <text:p>0.000214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504" calcext:value-type="float">
            <text:p>0.00021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546" calcext:value-type="float">
            <text:p>0.000215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21588" calcext:value-type="float">
            <text:p>0.00021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2163" calcext:value-type="float">
            <text:p>0.000216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21672" calcext:value-type="float">
            <text:p>0.00021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21714" calcext:value-type="float">
            <text:p>0.000217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21756" calcext:value-type="float">
            <text:p>0.000217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21798" calcext:value-type="float">
            <text:p>0.000217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21882" calcext:value-type="float">
            <text:p>0.000218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21924" calcext:value-type="float">
            <text:p>0.00021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21966" calcext:value-type="float">
            <text:p>0.0002196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22008" calcext:value-type="float">
            <text:p>0.00022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2205" calcext:value-type="float">
            <text:p>0.0002205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22092" calcext:value-type="float">
            <text:p>0.000220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22134" calcext:value-type="float">
            <text:p>0.0002213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22176" calcext:value-type="float">
            <text:p>0.00022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22218" calcext:value-type="float">
            <text:p>0.000222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2226" calcext:value-type="float">
            <text:p>0.00022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22302" calcext:value-type="float">
            <text:p>0.0002230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22344" calcext:value-type="float">
            <text:p>0.00022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22386" calcext:value-type="float">
            <text:p>0.0002238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22428" calcext:value-type="float">
            <text:p>0.00022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2247" calcext:value-type="float">
            <text:p>0.000224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22512" calcext:value-type="float">
            <text:p>0.00022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2554" calcext:value-type="float">
            <text:p>0.0002255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22596" calcext:value-type="float">
            <text:p>0.00022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2638" calcext:value-type="float">
            <text:p>0.000226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22722" calcext:value-type="float">
            <text:p>0.000227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22764" calcext:value-type="float">
            <text:p>0.00022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22806" calcext:value-type="float">
            <text:p>0.000228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22848" calcext:value-type="float">
            <text:p>0.00022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289" calcext:value-type="float">
            <text:p>0.0002289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22932" calcext:value-type="float">
            <text:p>0.00022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2974" calcext:value-type="float">
            <text:p>0.000229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3016" calcext:value-type="float">
            <text:p>0.00023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3058" calcext:value-type="float">
            <text:p>0.000230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31" calcext:value-type="float">
            <text:p>0.00023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3142" calcext:value-type="float">
            <text:p>0.0002314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3184" calcext:value-type="float">
            <text:p>0.00023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3226" calcext:value-type="float">
            <text:p>0.000232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3268" calcext:value-type="float">
            <text:p>0.00023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331" calcext:value-type="float">
            <text:p>0.000233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3352" calcext:value-type="float">
            <text:p>0.00023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3394" calcext:value-type="float">
            <text:p>0.000233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3436" calcext:value-type="float">
            <text:p>0.00023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3478" calcext:value-type="float">
            <text:p>0.000234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3562" calcext:value-type="float">
            <text:p>0.000235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3604" calcext:value-type="float">
            <text:p>0.000236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3646" calcext:value-type="float">
            <text:p>0.000236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3688" calcext:value-type="float">
            <text:p>0.00023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373" calcext:value-type="float">
            <text:p>0.000237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3772" calcext:value-type="float">
            <text:p>0.00023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3814" calcext:value-type="float">
            <text:p>0.000238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3856" calcext:value-type="float">
            <text:p>0.00023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3898" calcext:value-type="float">
            <text:p>0.000238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394" calcext:value-type="float">
            <text:p>0.00023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23982" calcext:value-type="float">
            <text:p>0.0002398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24024" calcext:value-type="float">
            <text:p>0.00024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4066" calcext:value-type="float">
            <text:p>0.000240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24108" calcext:value-type="float">
            <text:p>0.000241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2415" calcext:value-type="float">
            <text:p>0.000241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24192" calcext:value-type="float">
            <text:p>0.00024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24234" calcext:value-type="float">
            <text:p>0.0002423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24276" calcext:value-type="float">
            <text:p>0.000242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24318" calcext:value-type="float">
            <text:p>0.0002431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24402" calcext:value-type="float">
            <text:p>0.000244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24444" calcext:value-type="float">
            <text:p>0.000244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24486" calcext:value-type="float">
            <text:p>0.000244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24528" calcext:value-type="float">
            <text:p>0.00024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2457" calcext:value-type="float">
            <text:p>0.000245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24612" calcext:value-type="float">
            <text:p>0.000246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24654" calcext:value-type="float">
            <text:p>0.000246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24696" calcext:value-type="float">
            <text:p>0.00024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4738" calcext:value-type="float">
            <text:p>0.000247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2478" calcext:value-type="float">
            <text:p>0.00024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4822" calcext:value-type="float">
            <text:p>0.000248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4864" calcext:value-type="float">
            <text:p>0.00024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4906" calcext:value-type="float">
            <text:p>0.000249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4948" calcext:value-type="float">
            <text:p>0.00024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499" calcext:value-type="float">
            <text:p>0.0002499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5032" calcext:value-type="float">
            <text:p>0.000250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025074" calcext:value-type="float">
            <text:p>0.0002507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25116" calcext:value-type="float">
            <text:p>0.000251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25158" calcext:value-type="float">
            <text:p>0.0002515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5242" calcext:value-type="float">
            <text:p>0.0002524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25284" calcext:value-type="float">
            <text:p>0.000252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5326" calcext:value-type="float">
            <text:p>0.0002532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25368" calcext:value-type="float">
            <text:p>0.000253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2541" calcext:value-type="float">
            <text:p>0.0002541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25452" calcext:value-type="float">
            <text:p>0.000254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25494" calcext:value-type="float">
            <text:p>0.0002549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025536" calcext:value-type="float">
            <text:p>0.000255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025578" calcext:value-type="float">
            <text:p>0.0002557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2562" calcext:value-type="float">
            <text:p>0.00025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025662" calcext:value-type="float">
            <text:p>0.000256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25704" calcext:value-type="float">
            <text:p>0.000257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25746" calcext:value-type="float">
            <text:p>0.000257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25788" calcext:value-type="float">
            <text:p>0.000257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2583" calcext:value-type="float">
            <text:p>0.000258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5872" calcext:value-type="float">
            <text:p>0.000258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5914" calcext:value-type="float">
            <text:p>0.000259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5956" calcext:value-type="float">
            <text:p>0.0002595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5998" calcext:value-type="float">
            <text:p>0.0002599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6082" calcext:value-type="float">
            <text:p>0.0002608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26124" calcext:value-type="float">
            <text:p>0.000261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26166" calcext:value-type="float">
            <text:p>0.000261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26208" calcext:value-type="float">
            <text:p>0.000262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2625" calcext:value-type="float">
            <text:p>0.000262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26292" calcext:value-type="float">
            <text:p>0.0002629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26334" calcext:value-type="float">
            <text:p>0.0002633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26376" calcext:value-type="float">
            <text:p>0.000263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26418" calcext:value-type="float">
            <text:p>0.0002641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2646" calcext:value-type="float">
            <text:p>0.000264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26502" calcext:value-type="float">
            <text:p>0.000265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26544" calcext:value-type="float">
            <text:p>0.000265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26586" calcext:value-type="float">
            <text:p>0.0002658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26628" calcext:value-type="float">
            <text:p>0.000266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2667" calcext:value-type="float">
            <text:p>0.0002667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26712" calcext:value-type="float">
            <text:p>0.000267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26754" calcext:value-type="float">
            <text:p>0.000267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26796" calcext:value-type="float">
            <text:p>0.000267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26838" calcext:value-type="float">
            <text:p>0.000268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26922" calcext:value-type="float">
            <text:p>0.0002692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26964" calcext:value-type="float">
            <text:p>0.000269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27006" calcext:value-type="float">
            <text:p>0.0002700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27048" calcext:value-type="float">
            <text:p>0.000270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2709" calcext:value-type="float">
            <text:p>0.0002709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7132" calcext:value-type="float">
            <text:p>0.000271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7174" calcext:value-type="float">
            <text:p>0.0002717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27216" calcext:value-type="float">
            <text:p>0.000272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27258" calcext:value-type="float">
            <text:p>0.0002725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73" calcext:value-type="float">
            <text:p>0.000273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7342" calcext:value-type="float">
            <text:p>0.0002734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7384" calcext:value-type="float">
            <text:p>0.000273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7426" calcext:value-type="float">
            <text:p>0.0002742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7468" calcext:value-type="float">
            <text:p>0.000274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2751" calcext:value-type="float">
            <text:p>0.0002751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7552" calcext:value-type="float">
            <text:p>0.000275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7594" calcext:value-type="float">
            <text:p>0.0002759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7636" calcext:value-type="float">
            <text:p>0.000276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7678" calcext:value-type="float">
            <text:p>0.0002767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7762" calcext:value-type="float">
            <text:p>0.000277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7804" calcext:value-type="float">
            <text:p>0.000278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7846" calcext:value-type="float">
            <text:p>0.0002784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7888" calcext:value-type="float">
            <text:p>0.000278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793" calcext:value-type="float">
            <text:p>0.000279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7972" calcext:value-type="float">
            <text:p>0.000279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28014" calcext:value-type="float">
            <text:p>0.0002801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8056" calcext:value-type="float">
            <text:p>0.000280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8098" calcext:value-type="float">
            <text:p>0.0002809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814" calcext:value-type="float">
            <text:p>0.00028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8182" calcext:value-type="float">
            <text:p>0.0002818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8224" calcext:value-type="float">
            <text:p>0.000282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8266" calcext:value-type="float">
            <text:p>0.0002826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8308" calcext:value-type="float">
            <text:p>0.000283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835" calcext:value-type="float">
            <text:p>0.000283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8392" calcext:value-type="float">
            <text:p>0.000283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28434" calcext:value-type="float">
            <text:p>0.000284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8476" calcext:value-type="float">
            <text:p>0.000284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8518" calcext:value-type="float">
            <text:p>0.0002851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8602" calcext:value-type="float">
            <text:p>0.000286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8644" calcext:value-type="float">
            <text:p>0.000286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8686" calcext:value-type="float">
            <text:p>0.0002868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8728" calcext:value-type="float">
            <text:p>0.000287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877" calcext:value-type="float">
            <text:p>0.000287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8812" calcext:value-type="float">
            <text:p>0.000288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8854" calcext:value-type="float">
            <text:p>0.000288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8896" calcext:value-type="float">
            <text:p>0.000288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28938" calcext:value-type="float">
            <text:p>0.000289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898" calcext:value-type="float">
            <text:p>0.000289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9022" calcext:value-type="float">
            <text:p>0.0002902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29064" calcext:value-type="float">
            <text:p>0.000290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9106" calcext:value-type="float">
            <text:p>0.0002910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9148" calcext:value-type="float">
            <text:p>0.000291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919" calcext:value-type="float">
            <text:p>0.0002919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29232" calcext:value-type="float">
            <text:p>0.000292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9274" calcext:value-type="float">
            <text:p>0.0002927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29316" calcext:value-type="float">
            <text:p>0.000293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29358" calcext:value-type="float">
            <text:p>0.0002935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29442" calcext:value-type="float">
            <text:p>0.0002944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9484" calcext:value-type="float">
            <text:p>0.000294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9526" calcext:value-type="float">
            <text:p>0.0002952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9568" calcext:value-type="float">
            <text:p>0.000295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2961" calcext:value-type="float">
            <text:p>0.0002961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9652" calcext:value-type="float">
            <text:p>0.000296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9694" calcext:value-type="float">
            <text:p>0.0002969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9736" calcext:value-type="float">
            <text:p>0.000297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9778" calcext:value-type="float">
            <text:p>0.0002977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2982" calcext:value-type="float">
            <text:p>0.00029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9862" calcext:value-type="float">
            <text:p>0.0002986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9904" calcext:value-type="float">
            <text:p>0.000299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9946" calcext:value-type="float">
            <text:p>0.0002994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9988" calcext:value-type="float">
            <text:p>0.000299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003" calcext:value-type="float">
            <text:p>0.000300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030072" calcext:value-type="float">
            <text:p>0.0003007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45728643" calcext:value-type="float">
            <text:p>-0.345728643</text:p>
          </table:table-cell>
        </table:table-row>
        <table:table-row table:style-name="ro1">
          <table:table-cell office:value-type="float" office:value="0.00030114" calcext:value-type="float">
            <text:p>0.0003011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9648241" calcext:value-type="float">
            <text:p>-0.329648241</text:p>
          </table:table-cell>
        </table:table-row>
        <table:table-row table:style-name="ro1">
          <table:table-cell office:value-type="float" office:value="0.00030156" calcext:value-type="float">
            <text:p>0.0003015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05527638" calcext:value-type="float">
            <text:p>-0.305527638</text:p>
          </table:table-cell>
        </table:table-row>
        <table:table-row table:style-name="ro1">
          <table:table-cell office:value-type="float" office:value="0.00030198" calcext:value-type="float">
            <text:p>0.0003019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030282" calcext:value-type="float">
            <text:p>0.0003028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01005025" calcext:value-type="float">
            <text:p>-0.201005025</text:p>
          </table:table-cell>
        </table:table-row>
        <table:table-row table:style-name="ro1">
          <table:table-cell office:value-type="float" office:value="0.00030324" calcext:value-type="float">
            <text:p>0.000303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52763819" calcext:value-type="float">
            <text:p>-0.152763819</text:p>
          </table:table-cell>
        </table:table-row>
        <table:table-row table:style-name="ro1">
          <table:table-cell office:value-type="float" office:value="0.00030366" calcext:value-type="float">
            <text:p>0.0003036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030408" calcext:value-type="float">
            <text:p>0.000304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003045" calcext:value-type="float">
            <text:p>0.0003045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030492" calcext:value-type="float">
            <text:p>0.000304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0534" calcext:value-type="float">
            <text:p>0.000305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0576" calcext:value-type="float">
            <text:p>0.00030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30618" calcext:value-type="float">
            <text:p>0.000306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3066" calcext:value-type="float">
            <text:p>0.000306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30702" calcext:value-type="float">
            <text:p>0.000307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30744" calcext:value-type="float">
            <text:p>0.000307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30786" calcext:value-type="float">
            <text:p>0.0003078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30828" calcext:value-type="float">
            <text:p>0.000308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3087" calcext:value-type="float">
            <text:p>0.000308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30912" calcext:value-type="float">
            <text:p>0.00030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30954" calcext:value-type="float">
            <text:p>0.000309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30996" calcext:value-type="float">
            <text:p>0.000309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31038" calcext:value-type="float">
            <text:p>0.000310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31122" calcext:value-type="float">
            <text:p>0.000311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31164" calcext:value-type="float">
            <text:p>0.000311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31206" calcext:value-type="float">
            <text:p>0.000312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31248" calcext:value-type="float">
            <text:p>0.000312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3129" calcext:value-type="float">
            <text:p>0.000312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1332" calcext:value-type="float">
            <text:p>0.000313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1374" calcext:value-type="float">
            <text:p>0.000313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1416" calcext:value-type="float">
            <text:p>0.0003141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1458" calcext:value-type="float">
            <text:p>0.000314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15" calcext:value-type="float">
            <text:p>0.00031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31542" calcext:value-type="float">
            <text:p>0.0003154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31584" calcext:value-type="float">
            <text:p>0.00031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31626" calcext:value-type="float">
            <text:p>0.000316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31668" calcext:value-type="float">
            <text:p>0.000316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3171" calcext:value-type="float">
            <text:p>0.000317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31752" calcext:value-type="float">
            <text:p>0.00031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31794" calcext:value-type="float">
            <text:p>0.000317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31836" calcext:value-type="float">
            <text:p>0.000318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31878" calcext:value-type="float">
            <text:p>0.000318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31962" calcext:value-type="float">
            <text:p>0.000319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32004" calcext:value-type="float">
            <text:p>0.000320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32046" calcext:value-type="float">
            <text:p>0.000320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32088" calcext:value-type="float">
            <text:p>0.00032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3213" calcext:value-type="float">
            <text:p>0.000321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32172" calcext:value-type="float">
            <text:p>0.000321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32214" calcext:value-type="float">
            <text:p>0.000322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32256" calcext:value-type="float">
            <text:p>0.0003225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2298" calcext:value-type="float">
            <text:p>0.000322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3234" calcext:value-type="float">
            <text:p>0.00032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2382" calcext:value-type="float">
            <text:p>0.0003238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2424" calcext:value-type="float">
            <text:p>0.00032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2466" calcext:value-type="float">
            <text:p>0.000324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2508" calcext:value-type="float">
            <text:p>0.000325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255" calcext:value-type="float">
            <text:p>0.000325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32592" calcext:value-type="float">
            <text:p>0.00032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2634" calcext:value-type="float">
            <text:p>0.0003263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2676" calcext:value-type="float">
            <text:p>0.000326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2718" calcext:value-type="float">
            <text:p>0.0003271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2802" calcext:value-type="float">
            <text:p>0.000328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2844" calcext:value-type="float">
            <text:p>0.000328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2886" calcext:value-type="float">
            <text:p>0.000328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2928" calcext:value-type="float">
            <text:p>0.00032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3297" calcext:value-type="float">
            <text:p>0.000329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33012" calcext:value-type="float">
            <text:p>0.000330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33054" calcext:value-type="float">
            <text:p>0.000330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33096" calcext:value-type="float">
            <text:p>0.00033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33138" calcext:value-type="float">
            <text:p>0.0003313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318" calcext:value-type="float">
            <text:p>0.00033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3222" calcext:value-type="float">
            <text:p>0.000332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3264" calcext:value-type="float">
            <text:p>0.00033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3306" calcext:value-type="float">
            <text:p>0.000333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3348" calcext:value-type="float">
            <text:p>0.000333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3339" calcext:value-type="float">
            <text:p>0.000333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33432" calcext:value-type="float">
            <text:p>0.00033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33474" calcext:value-type="float">
            <text:p>0.000334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3516" calcext:value-type="float">
            <text:p>0.000335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33558" calcext:value-type="float">
            <text:p>0.000335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3642" calcext:value-type="float">
            <text:p>0.000336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3684" calcext:value-type="float">
            <text:p>0.000336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3726" calcext:value-type="float">
            <text:p>0.000337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3768" calcext:value-type="float">
            <text:p>0.000337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381" calcext:value-type="float">
            <text:p>0.000338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3852" calcext:value-type="float">
            <text:p>0.000338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3894" calcext:value-type="float">
            <text:p>0.000338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3936" calcext:value-type="float">
            <text:p>0.00033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3978" calcext:value-type="float">
            <text:p>0.000339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402" calcext:value-type="float">
            <text:p>0.00034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34062" calcext:value-type="float">
            <text:p>0.000340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34104" calcext:value-type="float">
            <text:p>0.00034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34146" calcext:value-type="float">
            <text:p>0.000341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34188" calcext:value-type="float">
            <text:p>0.000341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3423" calcext:value-type="float">
            <text:p>0.000342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34272" calcext:value-type="float">
            <text:p>0.00034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34314" calcext:value-type="float">
            <text:p>0.000343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34356" calcext:value-type="float">
            <text:p>0.0003435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34398" calcext:value-type="float">
            <text:p>0.000343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34482" calcext:value-type="float">
            <text:p>0.000344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34524" calcext:value-type="float">
            <text:p>0.000345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34566" calcext:value-type="float">
            <text:p>0.0003456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34608" calcext:value-type="float">
            <text:p>0.00034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3465" calcext:value-type="float">
            <text:p>0.000346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34692" calcext:value-type="float">
            <text:p>0.000346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34734" calcext:value-type="float">
            <text:p>0.0003473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34776" calcext:value-type="float">
            <text:p>0.0003477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34818" calcext:value-type="float">
            <text:p>0.000348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486" calcext:value-type="float">
            <text:p>0.00034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4902" calcext:value-type="float">
            <text:p>0.0003490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4944" calcext:value-type="float">
            <text:p>0.000349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4986" calcext:value-type="float">
            <text:p>0.0003498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5028" calcext:value-type="float">
            <text:p>0.000350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03507" calcext:value-type="float">
            <text:p>0.000350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35112" calcext:value-type="float">
            <text:p>0.000351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35154" calcext:value-type="float">
            <text:p>0.0003515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5196" calcext:value-type="float">
            <text:p>0.000351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5238" calcext:value-type="float">
            <text:p>0.000352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35322" calcext:value-type="float">
            <text:p>0.0003532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35364" calcext:value-type="float">
            <text:p>0.000353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35406" calcext:value-type="float">
            <text:p>0.0003540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35448" calcext:value-type="float">
            <text:p>0.000354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3549" calcext:value-type="float">
            <text:p>0.0003549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035532" calcext:value-type="float">
            <text:p>0.000355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035574" calcext:value-type="float">
            <text:p>0.0003557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035616" calcext:value-type="float">
            <text:p>0.0003561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35658" calcext:value-type="float">
            <text:p>0.0003565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357" calcext:value-type="float">
            <text:p>0.000357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35742" calcext:value-type="float">
            <text:p>0.0003574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5784" calcext:value-type="float">
            <text:p>0.00035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35826" calcext:value-type="float">
            <text:p>0.0003582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5868" calcext:value-type="float">
            <text:p>0.000358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591" calcext:value-type="float">
            <text:p>0.0003591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5952" calcext:value-type="float">
            <text:p>0.000359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5994" calcext:value-type="float">
            <text:p>0.0003599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6036" calcext:value-type="float">
            <text:p>0.000360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6078" calcext:value-type="float">
            <text:p>0.0003607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36162" calcext:value-type="float">
            <text:p>0.000361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36204" calcext:value-type="float">
            <text:p>0.000362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36246" calcext:value-type="float">
            <text:p>0.000362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36288" calcext:value-type="float">
            <text:p>0.000362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3633" calcext:value-type="float">
            <text:p>0.000363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36372" calcext:value-type="float">
            <text:p>0.000363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36414" calcext:value-type="float">
            <text:p>0.000364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36456" calcext:value-type="float">
            <text:p>0.000364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36498" calcext:value-type="float">
            <text:p>0.0003649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3654" calcext:value-type="float">
            <text:p>0.000365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36582" calcext:value-type="float">
            <text:p>0.0003658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36624" calcext:value-type="float">
            <text:p>0.000366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36666" calcext:value-type="float">
            <text:p>0.000366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36708" calcext:value-type="float">
            <text:p>0.000367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3675" calcext:value-type="float">
            <text:p>0.000367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36792" calcext:value-type="float">
            <text:p>0.00036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36834" calcext:value-type="float">
            <text:p>0.000368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36876" calcext:value-type="float">
            <text:p>0.000368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36918" calcext:value-type="float">
            <text:p>0.000369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37002" calcext:value-type="float">
            <text:p>0.0003700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37044" calcext:value-type="float">
            <text:p>0.000370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37086" calcext:value-type="float">
            <text:p>0.0003708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7128" calcext:value-type="float">
            <text:p>0.000371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717" calcext:value-type="float">
            <text:p>0.0003717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7212" calcext:value-type="float">
            <text:p>0.000372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37254" calcext:value-type="float">
            <text:p>0.000372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7296" calcext:value-type="float">
            <text:p>0.000372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7338" calcext:value-type="float">
            <text:p>0.000373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738" calcext:value-type="float">
            <text:p>0.000373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7422" calcext:value-type="float">
            <text:p>0.0003742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7464" calcext:value-type="float">
            <text:p>0.00037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37506" calcext:value-type="float">
            <text:p>0.0003750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7548" calcext:value-type="float">
            <text:p>0.000375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759" calcext:value-type="float">
            <text:p>0.0003759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7632" calcext:value-type="float">
            <text:p>0.000376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7674" calcext:value-type="float">
            <text:p>0.0003767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7716" calcext:value-type="float">
            <text:p>0.000377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7758" calcext:value-type="float">
            <text:p>0.0003775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7842" calcext:value-type="float">
            <text:p>0.0003784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37884" calcext:value-type="float">
            <text:p>0.0003788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7926" calcext:value-type="float">
            <text:p>0.0003792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37968" calcext:value-type="float">
            <text:p>0.000379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801" calcext:value-type="float">
            <text:p>0.0003801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38052" calcext:value-type="float">
            <text:p>0.000380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38094" calcext:value-type="float">
            <text:p>0.0003809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38136" calcext:value-type="float">
            <text:p>0.000381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38178" calcext:value-type="float">
            <text:p>0.0003817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3822" calcext:value-type="float">
            <text:p>0.000382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8262" calcext:value-type="float">
            <text:p>0.000382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38304" calcext:value-type="float">
            <text:p>0.000383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38346" calcext:value-type="float">
            <text:p>0.000383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8388" calcext:value-type="float">
            <text:p>0.0003838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843" calcext:value-type="float">
            <text:p>0.000384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8472" calcext:value-type="float">
            <text:p>0.000384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8514" calcext:value-type="float">
            <text:p>0.000385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8556" calcext:value-type="float">
            <text:p>0.000385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8598" calcext:value-type="float">
            <text:p>0.0003859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8682" calcext:value-type="float">
            <text:p>0.0003868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38724" calcext:value-type="float">
            <text:p>0.000387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8766" calcext:value-type="float">
            <text:p>0.000387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38808" calcext:value-type="float">
            <text:p>0.000388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885" calcext:value-type="float">
            <text:p>0.000388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8892" calcext:value-type="float">
            <text:p>0.000388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38934" calcext:value-type="float">
            <text:p>0.0003893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8976" calcext:value-type="float">
            <text:p>0.000389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39018" calcext:value-type="float">
            <text:p>0.0003901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3906" calcext:value-type="float">
            <text:p>0.000390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39102" calcext:value-type="float">
            <text:p>0.000391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9144" calcext:value-type="float">
            <text:p>0.000391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9186" calcext:value-type="float">
            <text:p>0.0003918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9228" calcext:value-type="float">
            <text:p>0.000392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927" calcext:value-type="float">
            <text:p>0.000392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9312" calcext:value-type="float">
            <text:p>0.000393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9354" calcext:value-type="float">
            <text:p>0.0003935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9396" calcext:value-type="float">
            <text:p>0.000393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9438" calcext:value-type="float">
            <text:p>0.0003943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9522" calcext:value-type="float">
            <text:p>0.0003952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9564" calcext:value-type="float">
            <text:p>0.000395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9606" calcext:value-type="float">
            <text:p>0.0003960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9648" calcext:value-type="float">
            <text:p>0.000396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3969" calcext:value-type="float">
            <text:p>0.0003969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9732" calcext:value-type="float">
            <text:p>0.000397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9774" calcext:value-type="float">
            <text:p>0.0003977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9816" calcext:value-type="float">
            <text:p>0.000398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9858" calcext:value-type="float">
            <text:p>0.0003985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99" calcext:value-type="float">
            <text:p>0.000399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9942" calcext:value-type="float">
            <text:p>0.0003994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9984" calcext:value-type="float">
            <text:p>0.000399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40026" calcext:value-type="float">
            <text:p>0.000400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040068" calcext:value-type="float">
            <text:p>0.000400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353768844" calcext:value-type="float">
            <text:p>-0.353768844</text:p>
          </table:table-cell>
        </table:table-row>
        <table:table-row table:style-name="ro1">
          <table:table-cell office:value-type="float" office:value="0.0004011" calcext:value-type="float">
            <text:p>0.0004011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37688442" calcext:value-type="float">
            <text:p>-0.337688442</text:p>
          </table:table-cell>
        </table:table-row>
        <table:table-row table:style-name="ro1">
          <table:table-cell office:value-type="float" office:value="0.00040152" calcext:value-type="float">
            <text:p>0.000401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97487437" calcext:value-type="float">
            <text:p>-0.297487437</text:p>
          </table:table-cell>
        </table:table-row>
        <table:table-row table:style-name="ro1">
          <table:table-cell office:value-type="float" office:value="0.00040194" calcext:value-type="float">
            <text:p>0.0004019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73366834" calcext:value-type="float">
            <text:p>-0.273366834</text:p>
          </table:table-cell>
        </table:table-row>
        <table:table-row table:style-name="ro1">
          <table:table-cell office:value-type="float" office:value="0.00040236" calcext:value-type="float">
            <text:p>0.000402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040278" calcext:value-type="float">
            <text:p>0.000402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01005025" calcext:value-type="float">
            <text:p>-0.201005025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040362" calcext:value-type="float">
            <text:p>0.000403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040404" calcext:value-type="float">
            <text:p>0.000404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0040446" calcext:value-type="float">
            <text:p>0.000404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040488" calcext:value-type="float">
            <text:p>0.00040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4053" calcext:value-type="float">
            <text:p>0.000405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40572" calcext:value-type="float">
            <text:p>0.000405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40614" calcext:value-type="float">
            <text:p>0.000406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40656" calcext:value-type="float">
            <text:p>0.000406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40698" calcext:value-type="float">
            <text:p>0.000406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4074" calcext:value-type="float">
            <text:p>0.00040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40782" calcext:value-type="float">
            <text:p>0.0004078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40824" calcext:value-type="float">
            <text:p>0.000408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40866" calcext:value-type="float">
            <text:p>0.000408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40908" calcext:value-type="float">
            <text:p>0.000409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4095" calcext:value-type="float">
            <text:p>0.000409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40992" calcext:value-type="float">
            <text:p>0.000409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41034" calcext:value-type="float">
            <text:p>0.000410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41076" calcext:value-type="float">
            <text:p>0.000410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41118" calcext:value-type="float">
            <text:p>0.000411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41202" calcext:value-type="float">
            <text:p>0.000412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41244" calcext:value-type="float">
            <text:p>0.000412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41286" calcext:value-type="float">
            <text:p>0.000412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41328" calcext:value-type="float">
            <text:p>0.00041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137" calcext:value-type="float">
            <text:p>0.000413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1412" calcext:value-type="float">
            <text:p>0.000414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41454" calcext:value-type="float">
            <text:p>0.000414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1496" calcext:value-type="float">
            <text:p>0.00041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41538" calcext:value-type="float">
            <text:p>0.0004153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4158" calcext:value-type="float">
            <text:p>0.00041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41622" calcext:value-type="float">
            <text:p>0.000416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41664" calcext:value-type="float">
            <text:p>0.000416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41706" calcext:value-type="float">
            <text:p>0.000417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41748" calcext:value-type="float">
            <text:p>0.000417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4179" calcext:value-type="float">
            <text:p>0.000417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41832" calcext:value-type="float">
            <text:p>0.000418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41874" calcext:value-type="float">
            <text:p>0.000418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41916" calcext:value-type="float">
            <text:p>0.000419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41958" calcext:value-type="float">
            <text:p>0.000419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42042" calcext:value-type="float">
            <text:p>0.00042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42084" calcext:value-type="float">
            <text:p>0.00042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42126" calcext:value-type="float">
            <text:p>0.000421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42168" calcext:value-type="float">
            <text:p>0.00042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4221" calcext:value-type="float">
            <text:p>0.000422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42252" calcext:value-type="float">
            <text:p>0.00042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42294" calcext:value-type="float">
            <text:p>0.000422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42336" calcext:value-type="float">
            <text:p>0.00042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042378" calcext:value-type="float">
            <text:p>0.000423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4242" calcext:value-type="float">
            <text:p>0.00042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42462" calcext:value-type="float">
            <text:p>0.000424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42504" calcext:value-type="float">
            <text:p>0.00042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42546" calcext:value-type="float">
            <text:p>0.000425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42588" calcext:value-type="float">
            <text:p>0.00042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4263" calcext:value-type="float">
            <text:p>0.000426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42672" calcext:value-type="float">
            <text:p>0.00042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42714" calcext:value-type="float">
            <text:p>0.000427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2756" calcext:value-type="float">
            <text:p>0.000427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2798" calcext:value-type="float">
            <text:p>0.000427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2882" calcext:value-type="float">
            <text:p>0.0004288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2924" calcext:value-type="float">
            <text:p>0.00042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2966" calcext:value-type="float">
            <text:p>0.0004296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3008" calcext:value-type="float">
            <text:p>0.00043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305" calcext:value-type="float">
            <text:p>0.000430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3092" calcext:value-type="float">
            <text:p>0.000430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3134" calcext:value-type="float">
            <text:p>0.000431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3176" calcext:value-type="float">
            <text:p>0.00043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43218" calcext:value-type="float">
            <text:p>0.000432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4326" calcext:value-type="float">
            <text:p>0.00043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3302" calcext:value-type="float">
            <text:p>0.0004330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43344" calcext:value-type="float">
            <text:p>0.00043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3386" calcext:value-type="float">
            <text:p>0.000433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3428" calcext:value-type="float">
            <text:p>0.00043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347" calcext:value-type="float">
            <text:p>0.000434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3512" calcext:value-type="float">
            <text:p>0.00043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3554" calcext:value-type="float">
            <text:p>0.0004355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3596" calcext:value-type="float">
            <text:p>0.00043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3638" calcext:value-type="float">
            <text:p>0.000436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3722" calcext:value-type="float">
            <text:p>0.000437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43764" calcext:value-type="float">
            <text:p>0.00043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43806" calcext:value-type="float">
            <text:p>0.000438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3848" calcext:value-type="float">
            <text:p>0.00043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4389" calcext:value-type="float">
            <text:p>0.000438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43932" calcext:value-type="float">
            <text:p>0.000439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43974" calcext:value-type="float">
            <text:p>0.000439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4016" calcext:value-type="float">
            <text:p>0.00044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4058" calcext:value-type="float">
            <text:p>0.000440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41" calcext:value-type="float">
            <text:p>0.00044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4142" calcext:value-type="float">
            <text:p>0.0004414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4184" calcext:value-type="float">
            <text:p>0.00044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44226" calcext:value-type="float">
            <text:p>0.000442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44268" calcext:value-type="float">
            <text:p>0.00044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4431" calcext:value-type="float">
            <text:p>0.000443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44352" calcext:value-type="float">
            <text:p>0.00044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44394" calcext:value-type="float">
            <text:p>0.000443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44436" calcext:value-type="float">
            <text:p>0.00044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44478" calcext:value-type="float">
            <text:p>0.000444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44562" calcext:value-type="float">
            <text:p>0.000445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44604" calcext:value-type="float">
            <text:p>0.000446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44646" calcext:value-type="float">
            <text:p>0.000446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44688" calcext:value-type="float">
            <text:p>0.00044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4473" calcext:value-type="float">
            <text:p>0.000447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44772" calcext:value-type="float">
            <text:p>0.000447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44814" calcext:value-type="float">
            <text:p>0.000448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44856" calcext:value-type="float">
            <text:p>0.00044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44898" calcext:value-type="float">
            <text:p>0.000448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4494" calcext:value-type="float">
            <text:p>0.00044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44982" calcext:value-type="float">
            <text:p>0.000449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45024" calcext:value-type="float">
            <text:p>0.000450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045066" calcext:value-type="float">
            <text:p>0.000450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45108" calcext:value-type="float">
            <text:p>0.000451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4515" calcext:value-type="float">
            <text:p>0.0004515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45192" calcext:value-type="float">
            <text:p>0.000451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45234" calcext:value-type="float">
            <text:p>0.000452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45276" calcext:value-type="float">
            <text:p>0.000452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5318" calcext:value-type="float">
            <text:p>0.000453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45402" calcext:value-type="float">
            <text:p>0.0004540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5444" calcext:value-type="float">
            <text:p>0.000454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45486" calcext:value-type="float">
            <text:p>0.0004548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045528" calcext:value-type="float">
            <text:p>0.000455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04557" calcext:value-type="float">
            <text:p>0.000455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45612" calcext:value-type="float">
            <text:p>0.000456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45654" calcext:value-type="float">
            <text:p>0.000456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45696" calcext:value-type="float">
            <text:p>0.000456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45738" calcext:value-type="float">
            <text:p>0.000457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4578" calcext:value-type="float">
            <text:p>0.000457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45822" calcext:value-type="float">
            <text:p>0.0004582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45864" calcext:value-type="float">
            <text:p>0.0004586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45906" calcext:value-type="float">
            <text:p>0.0004590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45948" calcext:value-type="float">
            <text:p>0.000459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4599" calcext:value-type="float">
            <text:p>0.0004599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46032" calcext:value-type="float">
            <text:p>0.000460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46074" calcext:value-type="float">
            <text:p>0.0004607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46116" calcext:value-type="float">
            <text:p>0.000461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46158" calcext:value-type="float">
            <text:p>0.0004615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46242" calcext:value-type="float">
            <text:p>0.0004624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46284" calcext:value-type="float">
            <text:p>0.000462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46326" calcext:value-type="float">
            <text:p>0.0004632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46368" calcext:value-type="float">
            <text:p>0.000463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4641" calcext:value-type="float">
            <text:p>0.0004641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46452" calcext:value-type="float">
            <text:p>0.000464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46494" calcext:value-type="float">
            <text:p>0.0004649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46536" calcext:value-type="float">
            <text:p>0.000465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46578" calcext:value-type="float">
            <text:p>0.0004657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4662" calcext:value-type="float">
            <text:p>0.000466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46662" calcext:value-type="float">
            <text:p>0.000466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46704" calcext:value-type="float">
            <text:p>0.000467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46746" calcext:value-type="float">
            <text:p>0.000467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46788" calcext:value-type="float">
            <text:p>0.000467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4683" calcext:value-type="float">
            <text:p>0.000468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6872" calcext:value-type="float">
            <text:p>0.000468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46914" calcext:value-type="float">
            <text:p>0.000469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6956" calcext:value-type="float">
            <text:p>0.000469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6998" calcext:value-type="float">
            <text:p>0.0004699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47082" calcext:value-type="float">
            <text:p>0.0004708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7124" calcext:value-type="float">
            <text:p>0.000471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7166" calcext:value-type="float">
            <text:p>0.0004716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47208" calcext:value-type="float">
            <text:p>0.000472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725" calcext:value-type="float">
            <text:p>0.000472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47292" calcext:value-type="float">
            <text:p>0.000472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7334" calcext:value-type="float">
            <text:p>0.000473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47376" calcext:value-type="float">
            <text:p>0.000473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47418" calcext:value-type="float">
            <text:p>0.000474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746" calcext:value-type="float">
            <text:p>0.000474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47502" calcext:value-type="float">
            <text:p>0.0004750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7544" calcext:value-type="float">
            <text:p>0.000475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047586" calcext:value-type="float">
            <text:p>0.0004758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7628" calcext:value-type="float">
            <text:p>0.000476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767" calcext:value-type="float">
            <text:p>0.0004767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7712" calcext:value-type="float">
            <text:p>0.000477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7754" calcext:value-type="float">
            <text:p>0.0004775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7796" calcext:value-type="float">
            <text:p>0.000477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7838" calcext:value-type="float">
            <text:p>0.000478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47922" calcext:value-type="float">
            <text:p>0.0004792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7964" calcext:value-type="float">
            <text:p>0.000479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8006" calcext:value-type="float">
            <text:p>0.0004800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8048" calcext:value-type="float">
            <text:p>0.000480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809" calcext:value-type="float">
            <text:p>0.0004809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8132" calcext:value-type="float">
            <text:p>0.000481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8174" calcext:value-type="float">
            <text:p>0.0004817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8216" calcext:value-type="float">
            <text:p>0.000482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48258" calcext:value-type="float">
            <text:p>0.0004825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483" calcext:value-type="float">
            <text:p>0.000483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8342" calcext:value-type="float">
            <text:p>0.0004834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48384" calcext:value-type="float">
            <text:p>0.000483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048426" calcext:value-type="float">
            <text:p>0.0004842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48468" calcext:value-type="float">
            <text:p>0.000484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4851" calcext:value-type="float">
            <text:p>0.0004851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8552" calcext:value-type="float">
            <text:p>0.000485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48594" calcext:value-type="float">
            <text:p>0.0004859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48636" calcext:value-type="float">
            <text:p>0.000486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48678" calcext:value-type="float">
            <text:p>0.0004867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8762" calcext:value-type="float">
            <text:p>0.0004876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8804" calcext:value-type="float">
            <text:p>0.000488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8846" calcext:value-type="float">
            <text:p>0.000488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8888" calcext:value-type="float">
            <text:p>0.000488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893" calcext:value-type="float">
            <text:p>0.000489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8972" calcext:value-type="float">
            <text:p>0.000489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9014" calcext:value-type="float">
            <text:p>0.0004901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9056" calcext:value-type="float">
            <text:p>0.000490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9098" calcext:value-type="float">
            <text:p>0.0004909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914" calcext:value-type="float">
            <text:p>0.00049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9182" calcext:value-type="float">
            <text:p>0.0004918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9224" calcext:value-type="float">
            <text:p>0.000492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9266" calcext:value-type="float">
            <text:p>0.000492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9308" calcext:value-type="float">
            <text:p>0.000493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935" calcext:value-type="float">
            <text:p>0.000493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9392" calcext:value-type="float">
            <text:p>0.000493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49434" calcext:value-type="float">
            <text:p>0.000494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9476" calcext:value-type="float">
            <text:p>0.000494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9518" calcext:value-type="float">
            <text:p>0.000495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49602" calcext:value-type="float">
            <text:p>0.000496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49644" calcext:value-type="float">
            <text:p>0.000496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49686" calcext:value-type="float">
            <text:p>0.0004968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49728" calcext:value-type="float">
            <text:p>0.000497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4977" calcext:value-type="float">
            <text:p>0.000497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49812" calcext:value-type="float">
            <text:p>0.000498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49854" calcext:value-type="float">
            <text:p>0.0004985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49896" calcext:value-type="float">
            <text:p>0.000498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49938" calcext:value-type="float">
            <text:p>0.0004993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8241206" calcext:value-type="float">
            <text:p>0.048241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11:53.431112048</dc:date>
    <meta:editing-duration>PT52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5cm" svg:height="15.679cm" xlink:href=".." xlink:type="simple" chart:class="chart:scatter" chart:style-name="ch1">
        <chart:title svg:x="8.519cm" svg:y="0.449cm" chart:style-name="ch2">
          <text:p>First Order OP Amp Circuit</text:p>
        </chart:title>
        <chart:legend chart:legend-position="end" svg:x="20.518cm" svg:y="7.291cm" style:legend-expansion="high" chart:style-name="ch3"/>
        <chart:plot-area chart:style-name="ch4" table:cell-range-address="opAmp50Duty10Khz.A1:opAmp50Duty10Khz.C1191" chart:data-source-has-labels="row" svg:x="1.462cm" svg:y="1.541cm" svg:width="18.605cm" svg:height="12.844cm">
          <chartooo:coordinate-region svg:x="2.295cm" svg:y="1.74cm" svg:width="17.254cm" svg:height="12.446cm"/>
          <chart:axis chart:dimension="x" chart:name="primary-x" chart:style-name="ch5">
            <chart:title svg:x="10.138cm" svg:y="14.698cm" chart:style-name="ch6">
              <text:p>Time (s)</text:p>
            </chart:title>
          </chart:axis>
          <chart:axis chart:dimension="y" chart:name="primary-y" chart:style-name="ch5">
            <chart:title svg:x="0.451cm" svg:y="8.814cm" chart:style-name="ch7">
              <text:p>Voltage (V)</text:p>
            </chart:title>
            <chart:grid chart:style-name="ch8" chart:class="major"/>
          </chart:axis>
          <chart:series chart:style-name="ch9" chart:values-cell-range-address="opAmp50Duty10Khz.B2:opAmp50Duty10Khz.B1191" chart:label-cell-address="opAmp50Duty10Khz.B1:opAmp50Duty10Khz.B1" chart:class="chart:scatter">
            <chart:domain table:cell-range-address="opAmp50Duty10Khz.A2:opAmp50Duty10Khz.A1191"/>
            <chart:data-point chart:repeated="1190"/>
          </chart:series>
          <chart:series chart:style-name="ch10" chart:values-cell-range-address="opAmp50Duty10Khz.C2:opAmp50Duty10Khz.C1191" chart:label-cell-address="opAmp50Duty10Khz.C1:opAmp50Duty10Khz.C1" chart:class="chart:scatter">
            <chart:data-point chart:repeated="11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opAmp50Duty10Khz.B1:opAmp50Duty10Khz.B1</svg:desc>
                </draw:g>
              </table:table-cell>
              <table:table-cell office:value-type="string">
                <text:p>Vout</text:p>
                <draw:g>
                  <svg:desc>opAmp50Duty10Khz.C1:opAmp50Duty10Khz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pAmp50Duty10Khz.A2:opAmp50Duty10Khz.A1191</svg:desc>
                </draw:g>
              </table:table-cell>
              <table:table-cell office:value-type="float" office:value="0.474371859">
                <text:p>0.474371859</text:p>
                <draw:g>
                  <svg:desc>opAmp50Duty10Khz.B2:opAmp50Duty10Khz.B1191</svg:desc>
                </draw:g>
              </table:table-cell>
              <table:table-cell office:value-type="float" office:value="0.056281407">
                <text:p>0.056281407</text:p>
                <draw:g>
                  <svg:desc>opAmp50Duty10Khz.C2:opAmp50Duty10Khz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42">
                <text:p>0.0000004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61809045">
                <text:p>-0.361809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84">
                <text:p>0.000000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26">
                <text:p>0.0000012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68">
                <text:p>0.000001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1">
                <text:p>0.000002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57286432">
                <text:p>-0.257286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52">
                <text:p>0.000002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25125628">
                <text:p>-0.225125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94">
                <text:p>0.000002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336">
                <text:p>0.00000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44723618">
                <text:p>-0.144723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378">
                <text:p>0.000003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12562814">
                <text:p>-0.112562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42">
                <text:p>0.0000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62">
                <text:p>0.000004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504">
                <text:p>0.00000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546">
                <text:p>0.000005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588">
                <text:p>0.00000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3">
                <text:p>0.000006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672">
                <text:p>0.00000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714">
                <text:p>0.000007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756">
                <text:p>0.000007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798">
                <text:p>0.000007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84">
                <text:p>0.0000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882">
                <text:p>0.000008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924">
                <text:p>0.00000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966">
                <text:p>0.0000096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008">
                <text:p>0.00001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105">
                <text:p>0.000010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1092">
                <text:p>0.000010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134">
                <text:p>0.000011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1176">
                <text:p>0.00001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1218">
                <text:p>0.000012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126">
                <text:p>0.00001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302">
                <text:p>0.000013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344">
                <text:p>0.00001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1386">
                <text:p>0.000013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428">
                <text:p>0.00001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47">
                <text:p>0.000014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512">
                <text:p>0.00001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1554">
                <text:p>0.0000155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1596">
                <text:p>0.00001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638">
                <text:p>0.000016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68">
                <text:p>0.0000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722">
                <text:p>0.0000172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1764">
                <text:p>0.00001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1806">
                <text:p>0.000018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1848">
                <text:p>0.000018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89">
                <text:p>0.000018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932">
                <text:p>0.00001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974">
                <text:p>0.000019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2016">
                <text:p>0.00002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2058">
                <text:p>0.0000205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21">
                <text:p>0.00002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2142">
                <text:p>0.000021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2184">
                <text:p>0.00002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2226">
                <text:p>0.000022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2268">
                <text:p>0.0000226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231">
                <text:p>0.000023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2352">
                <text:p>0.00002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2394">
                <text:p>0.000023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2436">
                <text:p>0.00002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2478">
                <text:p>0.000024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252">
                <text:p>0.0000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2562">
                <text:p>0.000025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2604">
                <text:p>0.000026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2646">
                <text:p>0.000026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2688">
                <text:p>0.000026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273">
                <text:p>0.000027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2772">
                <text:p>0.00002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2814">
                <text:p>0.000028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2856">
                <text:p>0.00002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2898">
                <text:p>0.000028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294">
                <text:p>0.00002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2982">
                <text:p>0.0000298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3024">
                <text:p>0.00003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3066">
                <text:p>0.000030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3108">
                <text:p>0.000031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315">
                <text:p>0.000031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3192">
                <text:p>0.00003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3234">
                <text:p>0.000032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3276">
                <text:p>0.000032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3318">
                <text:p>0.0000331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336">
                <text:p>0.0000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3402">
                <text:p>0.0000340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3444">
                <text:p>0.000034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3486">
                <text:p>0.0000348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3528">
                <text:p>0.00003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357">
                <text:p>0.000035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3612">
                <text:p>0.000036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3654">
                <text:p>0.000036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3696">
                <text:p>0.000036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3738">
                <text:p>0.0000373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378">
                <text:p>0.00003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3822">
                <text:p>0.000038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3864">
                <text:p>0.00003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3906">
                <text:p>0.000039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3948">
                <text:p>0.00003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399">
                <text:p>0.000039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4032">
                <text:p>0.000040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4074">
                <text:p>0.000040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4116">
                <text:p>0.000041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4158">
                <text:p>0.000041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42">
                <text:p>0.000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4242">
                <text:p>0.000042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4284">
                <text:p>0.000042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4326">
                <text:p>0.000043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4368">
                <text:p>0.00004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441">
                <text:p>0.000044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4452">
                <text:p>0.000044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4494">
                <text:p>0.000044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4536">
                <text:p>0.00004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4578">
                <text:p>0.000045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462">
                <text:p>0.00004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4662">
                <text:p>0.000046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4704">
                <text:p>0.000047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4746">
                <text:p>0.000047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4788">
                <text:p>0.00004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483">
                <text:p>0.000048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4872">
                <text:p>0.00004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4914">
                <text:p>0.000049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4956">
                <text:p>0.000049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4998">
                <text:p>0.000049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504">
                <text:p>0.00005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5082">
                <text:p>0.0000508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5124">
                <text:p>0.000051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5166">
                <text:p>0.0000516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5208">
                <text:p>0.000052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525">
                <text:p>0.000052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5292">
                <text:p>0.000052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5334">
                <text:p>0.0000533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5376">
                <text:p>0.000053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5418">
                <text:p>0.000054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546">
                <text:p>0.000054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5502">
                <text:p>0.0000550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5544">
                <text:p>0.000055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5586">
                <text:p>0.0000558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5628">
                <text:p>0.000056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567">
                <text:p>0.0000567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5712">
                <text:p>0.000057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5754">
                <text:p>0.000057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5796">
                <text:p>0.000057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5838">
                <text:p>0.000058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588">
                <text:p>0.00005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5922">
                <text:p>0.0000592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5964">
                <text:p>0.0000596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6006">
                <text:p>0.0000600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6048">
                <text:p>0.000060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609">
                <text:p>0.0000609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6132">
                <text:p>0.000061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6174">
                <text:p>0.0000617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6216">
                <text:p>0.0000621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6258">
                <text:p>0.0000625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63">
                <text:p>0.00006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6342">
                <text:p>0.0000634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6384">
                <text:p>0.0000638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6426">
                <text:p>0.0000642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6468">
                <text:p>0.000064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651">
                <text:p>0.0000651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6552">
                <text:p>0.000065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6594">
                <text:p>0.0000659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6636">
                <text:p>0.000066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6678">
                <text:p>0.0000667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672">
                <text:p>0.00006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6762">
                <text:p>0.0000676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6804">
                <text:p>0.000068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6846">
                <text:p>0.000068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6888">
                <text:p>0.000068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693">
                <text:p>0.000069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6972">
                <text:p>0.000069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7014">
                <text:p>0.000070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7056">
                <text:p>0.000070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7098">
                <text:p>0.0000709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714">
                <text:p>0.000071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7182">
                <text:p>0.0000718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7224">
                <text:p>0.000072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7266">
                <text:p>0.0000726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7308">
                <text:p>0.000073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735">
                <text:p>0.000073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7392">
                <text:p>0.000073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7434">
                <text:p>0.0000743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7476">
                <text:p>0.000074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7518">
                <text:p>0.0000751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756">
                <text:p>0.00007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7602">
                <text:p>0.000076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7644">
                <text:p>0.000076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7686">
                <text:p>0.0000768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7728">
                <text:p>0.000077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777">
                <text:p>0.000077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7812">
                <text:p>0.000078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7854">
                <text:p>0.000078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7938">
                <text:p>0.000079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798">
                <text:p>0.000079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8022">
                <text:p>0.0000802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8064">
                <text:p>0.0000806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8106">
                <text:p>0.0000810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8148">
                <text:p>0.000081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819">
                <text:p>0.0000819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8232">
                <text:p>0.000082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8274">
                <text:p>0.0000827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8316">
                <text:p>0.000083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8358">
                <text:p>0.0000835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84">
                <text:p>0.0000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8442">
                <text:p>0.0000844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8484">
                <text:p>0.000084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8526">
                <text:p>0.0000852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8568">
                <text:p>0.000085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861">
                <text:p>0.0000861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8652">
                <text:p>0.000086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8694">
                <text:p>0.0000869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8736">
                <text:p>0.000087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8778">
                <text:p>0.0000877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882">
                <text:p>0.000088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8862">
                <text:p>0.0000886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8904">
                <text:p>0.000089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8946">
                <text:p>0.0000894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8988">
                <text:p>0.000089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903">
                <text:p>0.0000903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9072">
                <text:p>0.000090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9114">
                <text:p>0.000091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9156">
                <text:p>0.000091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9198">
                <text:p>0.0000919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924">
                <text:p>0.00009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9282">
                <text:p>0.0000928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9324">
                <text:p>0.000093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9366">
                <text:p>0.000093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9408">
                <text:p>0.000094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945">
                <text:p>0.000094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9492">
                <text:p>0.000094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9534">
                <text:p>0.000095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9576">
                <text:p>0.000095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9618">
                <text:p>0.000096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966">
                <text:p>0.000096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9702">
                <text:p>0.000097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9744">
                <text:p>0.000097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9786">
                <text:p>0.0000978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9828">
                <text:p>0.000098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987">
                <text:p>0.000098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9912">
                <text:p>0.00009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9954">
                <text:p>0.000099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9996">
                <text:p>0.000099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10038">
                <text:p>0.0001003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1008">
                <text:p>0.00010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10122">
                <text:p>0.0001012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10164">
                <text:p>0.000101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10206">
                <text:p>0.0001020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10248">
                <text:p>0.000102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1029">
                <text:p>0.0001029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10332">
                <text:p>0.000103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52763819">
                <text:p>-0.1527638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10374">
                <text:p>0.000103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12562814">
                <text:p>-0.1125628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10416">
                <text:p>0.00010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10458">
                <text:p>0.000104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105">
                <text:p>0.00010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10542">
                <text:p>0.000105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10584">
                <text:p>0.00010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10626">
                <text:p>0.000106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10668">
                <text:p>0.000106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1071">
                <text:p>0.000107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10752">
                <text:p>0.00010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0794">
                <text:p>0.000107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10836">
                <text:p>0.000108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10878">
                <text:p>0.000108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1092">
                <text:p>0.00010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10962">
                <text:p>0.000109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11004">
                <text:p>0.000110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11046">
                <text:p>0.000110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11088">
                <text:p>0.00011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1113">
                <text:p>0.000111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11172">
                <text:p>0.000111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11214">
                <text:p>0.000112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11256">
                <text:p>0.000112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11298">
                <text:p>0.000112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1134">
                <text:p>0.00011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11382">
                <text:p>0.000113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11424">
                <text:p>0.00011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11466">
                <text:p>0.000114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11508">
                <text:p>0.000115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1155">
                <text:p>0.0001155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11592">
                <text:p>0.00011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11634">
                <text:p>0.0001163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11676">
                <text:p>0.000116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11718">
                <text:p>0.000117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1176">
                <text:p>0.0001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11802">
                <text:p>0.0001180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11844">
                <text:p>0.000118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11886">
                <text:p>0.000118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11928">
                <text:p>0.00011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1197">
                <text:p>0.000119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12012">
                <text:p>0.000120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12054">
                <text:p>0.000120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12096">
                <text:p>0.00012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12138">
                <text:p>0.0001213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1218">
                <text:p>0.00012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12222">
                <text:p>0.000122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12264">
                <text:p>0.00012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12306">
                <text:p>0.000123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12348">
                <text:p>0.000123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1239">
                <text:p>0.000123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12432">
                <text:p>0.00012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12474">
                <text:p>0.000124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12516">
                <text:p>0.000125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12558">
                <text:p>0.000125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126">
                <text:p>0.0001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12642">
                <text:p>0.000126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12684">
                <text:p>0.000126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12726">
                <text:p>0.000127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12768">
                <text:p>0.00012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1281">
                <text:p>0.000128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12852">
                <text:p>0.000128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12894">
                <text:p>0.000128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12936">
                <text:p>0.00012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12978">
                <text:p>0.000129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1302">
                <text:p>0.00013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13062">
                <text:p>0.000130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13104">
                <text:p>0.00013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13146">
                <text:p>0.000131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13188">
                <text:p>0.000131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1323">
                <text:p>0.000132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13272">
                <text:p>0.000132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13314">
                <text:p>0.000133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13356">
                <text:p>0.000133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13398">
                <text:p>0.000133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1344">
                <text:p>0.0001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13482">
                <text:p>0.0001348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13524">
                <text:p>0.000135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13566">
                <text:p>0.000135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13608">
                <text:p>0.00013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1365">
                <text:p>0.0001365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13692">
                <text:p>0.000136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13734">
                <text:p>0.000137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13776">
                <text:p>0.00013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13818">
                <text:p>0.000138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1386">
                <text:p>0.00013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13902">
                <text:p>0.0001390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13944">
                <text:p>0.000139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13986">
                <text:p>0.0001398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14028">
                <text:p>0.000140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1407">
                <text:p>0.000140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14112">
                <text:p>0.000141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14154">
                <text:p>0.000141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14196">
                <text:p>0.000141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14238">
                <text:p>0.000142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1428">
                <text:p>0.0001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14322">
                <text:p>0.000143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14364">
                <text:p>0.000143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14406">
                <text:p>0.000144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14448">
                <text:p>0.000144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1449">
                <text:p>0.0001449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14532">
                <text:p>0.000145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4574">
                <text:p>0.000145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14616">
                <text:p>0.00014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14658">
                <text:p>0.0001465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147">
                <text:p>0.00014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14742">
                <text:p>0.000147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14784">
                <text:p>0.000147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14826">
                <text:p>0.000148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14868">
                <text:p>0.000148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1491">
                <text:p>0.000149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14952">
                <text:p>0.00014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14994">
                <text:p>0.000149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15036">
                <text:p>0.000150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15078">
                <text:p>0.0001507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1512">
                <text:p>0.00015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15162">
                <text:p>0.0001516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15204">
                <text:p>0.000152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15246">
                <text:p>0.0001524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15288">
                <text:p>0.000152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1533">
                <text:p>0.000153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15372">
                <text:p>0.000153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15414">
                <text:p>0.000154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15456">
                <text:p>0.000154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15498">
                <text:p>0.0001549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1554">
                <text:p>0.000155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15582">
                <text:p>0.0001558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15624">
                <text:p>0.000156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15666">
                <text:p>0.000156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15708">
                <text:p>0.000157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1575">
                <text:p>0.0001575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15792">
                <text:p>0.00015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15834">
                <text:p>0.0001583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15876">
                <text:p>0.000158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15918">
                <text:p>0.0001591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1596">
                <text:p>0.00015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16002">
                <text:p>0.0001600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16044">
                <text:p>0.000160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16086">
                <text:p>0.0001608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16128">
                <text:p>0.0001612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1617">
                <text:p>0.0001617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16212">
                <text:p>0.000162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16254">
                <text:p>0.0001625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16296">
                <text:p>0.000162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16338">
                <text:p>0.000163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1638">
                <text:p>0.000163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16422">
                <text:p>0.0001642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16464">
                <text:p>0.00016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16506">
                <text:p>0.0001650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16548">
                <text:p>0.000165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1659">
                <text:p>0.0001659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16632">
                <text:p>0.000166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16674">
                <text:p>0.0001667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16716">
                <text:p>0.000167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16758">
                <text:p>0.0001675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168">
                <text:p>0.0001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16842">
                <text:p>0.0001684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16884">
                <text:p>0.000168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16926">
                <text:p>0.0001692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16968">
                <text:p>0.000169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1701">
                <text:p>0.0001701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17052">
                <text:p>0.000170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17094">
                <text:p>0.0001709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17136">
                <text:p>0.000171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17178">
                <text:p>0.0001717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1722">
                <text:p>0.000172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17262">
                <text:p>0.000172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17304">
                <text:p>0.000173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17346">
                <text:p>0.000173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17388">
                <text:p>0.000173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1743">
                <text:p>0.000174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17472">
                <text:p>0.000174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17514">
                <text:p>0.0001751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17556">
                <text:p>0.000175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17598">
                <text:p>0.0001759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1764">
                <text:p>0.00017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17682">
                <text:p>0.0001768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17724">
                <text:p>0.000177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17766">
                <text:p>0.0001776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17808">
                <text:p>0.000178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1785">
                <text:p>0.000178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17892">
                <text:p>0.000178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17934">
                <text:p>0.000179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17976">
                <text:p>0.000179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18018">
                <text:p>0.0001801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1806">
                <text:p>0.000180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18102">
                <text:p>0.0001810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18144">
                <text:p>0.000181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18186">
                <text:p>0.0001818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18228">
                <text:p>0.000182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1827">
                <text:p>0.0001827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18312">
                <text:p>0.000183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18354">
                <text:p>0.000183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18396">
                <text:p>0.000183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18438">
                <text:p>0.000184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1848">
                <text:p>0.00018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18522">
                <text:p>0.0001852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18564">
                <text:p>0.000185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18606">
                <text:p>0.0001860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18648">
                <text:p>0.000186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1869">
                <text:p>0.0001869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18732">
                <text:p>0.000187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18774">
                <text:p>0.0001877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18816">
                <text:p>0.000188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18858">
                <text:p>0.0001885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189">
                <text:p>0.000189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18942">
                <text:p>0.0001894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18984">
                <text:p>0.000189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19026">
                <text:p>0.0001902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19068">
                <text:p>0.000190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1911">
                <text:p>0.0001911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19152">
                <text:p>0.000191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19194">
                <text:p>0.0001919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19236">
                <text:p>0.000192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19278">
                <text:p>0.0001927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1932">
                <text:p>0.00019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19362">
                <text:p>0.0001936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19404">
                <text:p>0.000194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19446">
                <text:p>0.000194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19488">
                <text:p>0.000194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1953">
                <text:p>0.000195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19572">
                <text:p>0.000195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19614">
                <text:p>0.000196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19656">
                <text:p>0.000196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19698">
                <text:p>0.0001969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1974">
                <text:p>0.000197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19782">
                <text:p>0.0001978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19824">
                <text:p>0.000198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19866">
                <text:p>0.000198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19908">
                <text:p>0.000199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1995">
                <text:p>0.000199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19992">
                <text:p>0.000199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20034">
                <text:p>0.0002003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20076">
                <text:p>0.000200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20118">
                <text:p>0.0002011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2016">
                <text:p>0.0002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20202">
                <text:p>0.0002020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20244">
                <text:p>0.000202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20286">
                <text:p>0.0002028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20328">
                <text:p>0.00020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52763819">
                <text:p>-0.1527638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2037">
                <text:p>0.000203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20412">
                <text:p>0.000204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20454">
                <text:p>0.0002045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20496">
                <text:p>0.00020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20538">
                <text:p>0.000205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2058">
                <text:p>0.00020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20622">
                <text:p>0.000206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20664">
                <text:p>0.000206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20706">
                <text:p>0.000207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20748">
                <text:p>0.000207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2079">
                <text:p>0.000207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20832">
                <text:p>0.000208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20874">
                <text:p>0.000208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20916">
                <text:p>0.000209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20958">
                <text:p>0.000209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21">
                <text:p>0.0002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21042">
                <text:p>0.00021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21084">
                <text:p>0.00021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21126">
                <text:p>0.000211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21168">
                <text:p>0.00021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2121">
                <text:p>0.000212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21252">
                <text:p>0.000212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21294">
                <text:p>0.000212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21336">
                <text:p>0.0002133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21378">
                <text:p>0.000213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2142">
                <text:p>0.00021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21462">
                <text:p>0.000214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21504">
                <text:p>0.00021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21546">
                <text:p>0.000215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21588">
                <text:p>0.00021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2163">
                <text:p>0.000216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21672">
                <text:p>0.00021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21714">
                <text:p>0.000217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21756">
                <text:p>0.000217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21798">
                <text:p>0.000217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2184">
                <text:p>0.0002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21882">
                <text:p>0.000218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21924">
                <text:p>0.00021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21966">
                <text:p>0.0002196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22008">
                <text:p>0.00022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2205">
                <text:p>0.0002205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22092">
                <text:p>0.000220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22134">
                <text:p>0.0002213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22176">
                <text:p>0.00022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22218">
                <text:p>0.000222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2226">
                <text:p>0.00022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22302">
                <text:p>0.0002230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22344">
                <text:p>0.00022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22386">
                <text:p>0.0002238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22428">
                <text:p>0.00022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2247">
                <text:p>0.000224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22512">
                <text:p>0.00022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22554">
                <text:p>0.0002255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22596">
                <text:p>0.00022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22638">
                <text:p>0.000226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2268">
                <text:p>0.0002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22722">
                <text:p>0.000227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22764">
                <text:p>0.00022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22806">
                <text:p>0.000228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22848">
                <text:p>0.00022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2289">
                <text:p>0.0002289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22932">
                <text:p>0.00022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22974">
                <text:p>0.000229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23016">
                <text:p>0.00023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23058">
                <text:p>0.000230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231">
                <text:p>0.00023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23142">
                <text:p>0.0002314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23184">
                <text:p>0.00023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23226">
                <text:p>0.000232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23268">
                <text:p>0.00023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2331">
                <text:p>0.000233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23352">
                <text:p>0.00023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23394">
                <text:p>0.000233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23436">
                <text:p>0.00023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23478">
                <text:p>0.000234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2352">
                <text:p>0.0002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23562">
                <text:p>0.000235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23604">
                <text:p>0.000236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23646">
                <text:p>0.000236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23688">
                <text:p>0.00023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2373">
                <text:p>0.000237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23772">
                <text:p>0.00023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23814">
                <text:p>0.000238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23856">
                <text:p>0.00023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23898">
                <text:p>0.000238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2394">
                <text:p>0.00023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23982">
                <text:p>0.0002398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24024">
                <text:p>0.00024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24066">
                <text:p>0.000240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24108">
                <text:p>0.000241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2415">
                <text:p>0.000241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24192">
                <text:p>0.00024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24234">
                <text:p>0.0002423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24276">
                <text:p>0.000242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24318">
                <text:p>0.0002431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2436">
                <text:p>0.0002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24402">
                <text:p>0.000244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24444">
                <text:p>0.000244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24486">
                <text:p>0.000244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24528">
                <text:p>0.00024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2457">
                <text:p>0.000245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24612">
                <text:p>0.000246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24654">
                <text:p>0.000246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24696">
                <text:p>0.00024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24738">
                <text:p>0.000247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2478">
                <text:p>0.00024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24822">
                <text:p>0.000248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24864">
                <text:p>0.00024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24906">
                <text:p>0.000249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24948">
                <text:p>0.00024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2499">
                <text:p>0.0002499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25032">
                <text:p>0.000250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25074">
                <text:p>0.0002507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25116">
                <text:p>0.000251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25158">
                <text:p>0.0002515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252">
                <text:p>0.0002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25242">
                <text:p>0.0002524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25284">
                <text:p>0.000252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25326">
                <text:p>0.0002532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25368">
                <text:p>0.000253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2541">
                <text:p>0.0002541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25452">
                <text:p>0.000254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25494">
                <text:p>0.0002549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25536">
                <text:p>0.000255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25578">
                <text:p>0.0002557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2562">
                <text:p>0.00025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25662">
                <text:p>0.000256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25704">
                <text:p>0.000257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25746">
                <text:p>0.000257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25788">
                <text:p>0.000257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2583">
                <text:p>0.000258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25872">
                <text:p>0.000258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25914">
                <text:p>0.000259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25956">
                <text:p>0.0002595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25998">
                <text:p>0.0002599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2604">
                <text:p>0.00026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26082">
                <text:p>0.0002608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26124">
                <text:p>0.000261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26166">
                <text:p>0.000261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26208">
                <text:p>0.000262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2625">
                <text:p>0.000262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26292">
                <text:p>0.0002629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26334">
                <text:p>0.0002633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26376">
                <text:p>0.000263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26418">
                <text:p>0.0002641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2646">
                <text:p>0.000264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26502">
                <text:p>0.000265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26544">
                <text:p>0.000265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26586">
                <text:p>0.0002658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26628">
                <text:p>0.000266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2667">
                <text:p>0.0002667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26712">
                <text:p>0.000267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26754">
                <text:p>0.000267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26796">
                <text:p>0.000267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26838">
                <text:p>0.000268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2688">
                <text:p>0.00026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26922">
                <text:p>0.0002692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26964">
                <text:p>0.000269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27006">
                <text:p>0.0002700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27048">
                <text:p>0.000270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2709">
                <text:p>0.0002709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27132">
                <text:p>0.000271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27174">
                <text:p>0.0002717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27216">
                <text:p>0.000272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27258">
                <text:p>0.0002725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273">
                <text:p>0.000273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27342">
                <text:p>0.0002734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27384">
                <text:p>0.000273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27426">
                <text:p>0.0002742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27468">
                <text:p>0.000274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2751">
                <text:p>0.0002751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27552">
                <text:p>0.000275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27594">
                <text:p>0.0002759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27636">
                <text:p>0.000276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27678">
                <text:p>0.0002767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2772">
                <text:p>0.00027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27762">
                <text:p>0.000277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27804">
                <text:p>0.000278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27846">
                <text:p>0.0002784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27888">
                <text:p>0.000278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2793">
                <text:p>0.000279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27972">
                <text:p>0.000279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28014">
                <text:p>0.0002801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28056">
                <text:p>0.000280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28098">
                <text:p>0.0002809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2814">
                <text:p>0.00028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28182">
                <text:p>0.0002818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28224">
                <text:p>0.000282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28266">
                <text:p>0.0002826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28308">
                <text:p>0.000283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2835">
                <text:p>0.000283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28392">
                <text:p>0.000283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28434">
                <text:p>0.000284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28476">
                <text:p>0.000284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28518">
                <text:p>0.0002851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2856">
                <text:p>0.00028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28602">
                <text:p>0.000286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28644">
                <text:p>0.000286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28686">
                <text:p>0.0002868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28728">
                <text:p>0.000287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2877">
                <text:p>0.000287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28812">
                <text:p>0.000288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28854">
                <text:p>0.000288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28896">
                <text:p>0.000288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28938">
                <text:p>0.000289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2898">
                <text:p>0.000289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29022">
                <text:p>0.0002902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29064">
                <text:p>0.000290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29106">
                <text:p>0.0002910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29148">
                <text:p>0.000291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2919">
                <text:p>0.0002919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29232">
                <text:p>0.000292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29274">
                <text:p>0.0002927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29316">
                <text:p>0.000293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29358">
                <text:p>0.0002935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294">
                <text:p>0.00029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29442">
                <text:p>0.0002944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29484">
                <text:p>0.000294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29526">
                <text:p>0.0002952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29568">
                <text:p>0.000295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2961">
                <text:p>0.0002961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29652">
                <text:p>0.000296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29694">
                <text:p>0.0002969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29736">
                <text:p>0.000297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29778">
                <text:p>0.0002977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2982">
                <text:p>0.00029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29862">
                <text:p>0.0002986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29904">
                <text:p>0.000299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29946">
                <text:p>0.0002994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29988">
                <text:p>0.000299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3003">
                <text:p>0.000300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30072">
                <text:p>0.0003007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45728643">
                <text:p>-0.34572864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30114">
                <text:p>0.0003011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9648241">
                <text:p>-0.32964824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30156">
                <text:p>0.0003015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05527638">
                <text:p>-0.30552763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0198">
                <text:p>0.0003019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3024">
                <text:p>0.00030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30282">
                <text:p>0.0003028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01005025">
                <text:p>-0.2010050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30324">
                <text:p>0.000303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52763819">
                <text:p>-0.1527638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30366">
                <text:p>0.0003036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30408">
                <text:p>0.000304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3045">
                <text:p>0.0003045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30492">
                <text:p>0.000304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30534">
                <text:p>0.000305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30576">
                <text:p>0.00030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0618">
                <text:p>0.000306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3066">
                <text:p>0.000306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30702">
                <text:p>0.000307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30744">
                <text:p>0.000307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30786">
                <text:p>0.0003078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30828">
                <text:p>0.000308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3087">
                <text:p>0.000308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30912">
                <text:p>0.00030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30954">
                <text:p>0.000309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30996">
                <text:p>0.000309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31038">
                <text:p>0.000310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3108">
                <text:p>0.00031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31122">
                <text:p>0.000311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31164">
                <text:p>0.000311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31206">
                <text:p>0.000312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31248">
                <text:p>0.000312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3129">
                <text:p>0.000312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31332">
                <text:p>0.000313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31374">
                <text:p>0.000313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31416">
                <text:p>0.0003141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31458">
                <text:p>0.000314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315">
                <text:p>0.00031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31542">
                <text:p>0.0003154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31584">
                <text:p>0.00031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31626">
                <text:p>0.000316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31668">
                <text:p>0.000316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3171">
                <text:p>0.000317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31752">
                <text:p>0.00031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31794">
                <text:p>0.000317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31836">
                <text:p>0.000318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31878">
                <text:p>0.000318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3192">
                <text:p>0.0003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31962">
                <text:p>0.000319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32004">
                <text:p>0.000320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32046">
                <text:p>0.000320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32088">
                <text:p>0.00032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3213">
                <text:p>0.000321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32172">
                <text:p>0.000321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32214">
                <text:p>0.000322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32256">
                <text:p>0.0003225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32298">
                <text:p>0.000322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3234">
                <text:p>0.00032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32382">
                <text:p>0.0003238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32424">
                <text:p>0.00032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32466">
                <text:p>0.000324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32508">
                <text:p>0.000325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3255">
                <text:p>0.000325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32592">
                <text:p>0.00032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32634">
                <text:p>0.0003263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32676">
                <text:p>0.000326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32718">
                <text:p>0.0003271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3276">
                <text:p>0.00032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32802">
                <text:p>0.000328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32844">
                <text:p>0.000328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32886">
                <text:p>0.000328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32928">
                <text:p>0.00032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3297">
                <text:p>0.000329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33012">
                <text:p>0.000330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33054">
                <text:p>0.000330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33096">
                <text:p>0.00033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33138">
                <text:p>0.0003313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3318">
                <text:p>0.00033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33222">
                <text:p>0.000332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33264">
                <text:p>0.00033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33306">
                <text:p>0.000333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33348">
                <text:p>0.000333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3339">
                <text:p>0.000333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33432">
                <text:p>0.00033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33474">
                <text:p>0.000334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33516">
                <text:p>0.000335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33558">
                <text:p>0.000335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336">
                <text:p>0.000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33642">
                <text:p>0.000336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33684">
                <text:p>0.000336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33726">
                <text:p>0.000337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33768">
                <text:p>0.000337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3381">
                <text:p>0.000338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33852">
                <text:p>0.000338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33894">
                <text:p>0.000338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33936">
                <text:p>0.00033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33978">
                <text:p>0.000339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3402">
                <text:p>0.00034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34062">
                <text:p>0.000340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34104">
                <text:p>0.00034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34146">
                <text:p>0.000341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34188">
                <text:p>0.000341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3423">
                <text:p>0.000342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34272">
                <text:p>0.00034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34314">
                <text:p>0.000343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34356">
                <text:p>0.0003435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34398">
                <text:p>0.000343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3444">
                <text:p>0.00034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34482">
                <text:p>0.000344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34524">
                <text:p>0.000345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34566">
                <text:p>0.0003456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34608">
                <text:p>0.00034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3465">
                <text:p>0.000346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34692">
                <text:p>0.000346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34734">
                <text:p>0.0003473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34776">
                <text:p>0.0003477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34818">
                <text:p>0.000348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3486">
                <text:p>0.00034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34902">
                <text:p>0.0003490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34944">
                <text:p>0.000349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34986">
                <text:p>0.0003498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35028">
                <text:p>0.000350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3507">
                <text:p>0.000350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35112">
                <text:p>0.000351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35154">
                <text:p>0.0003515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35196">
                <text:p>0.000351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35238">
                <text:p>0.000352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3528">
                <text:p>0.00035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35322">
                <text:p>0.0003532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35364">
                <text:p>0.000353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35406">
                <text:p>0.0003540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35448">
                <text:p>0.000354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3549">
                <text:p>0.0003549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35532">
                <text:p>0.000355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35574">
                <text:p>0.0003557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35616">
                <text:p>0.0003561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35658">
                <text:p>0.0003565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357">
                <text:p>0.000357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35742">
                <text:p>0.0003574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35784">
                <text:p>0.00035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35826">
                <text:p>0.0003582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35868">
                <text:p>0.000358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3591">
                <text:p>0.0003591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35952">
                <text:p>0.000359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35994">
                <text:p>0.0003599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36036">
                <text:p>0.000360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36078">
                <text:p>0.0003607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3612">
                <text:p>0.00036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36162">
                <text:p>0.000361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36204">
                <text:p>0.000362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36246">
                <text:p>0.000362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36288">
                <text:p>0.000362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3633">
                <text:p>0.000363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36372">
                <text:p>0.000363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36414">
                <text:p>0.000364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36456">
                <text:p>0.000364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36498">
                <text:p>0.0003649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3654">
                <text:p>0.000365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36582">
                <text:p>0.0003658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36624">
                <text:p>0.000366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36666">
                <text:p>0.000366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36708">
                <text:p>0.000367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3675">
                <text:p>0.000367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36792">
                <text:p>0.00036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36834">
                <text:p>0.000368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36876">
                <text:p>0.000368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36918">
                <text:p>0.000369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3696">
                <text:p>0.00036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37002">
                <text:p>0.0003700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37044">
                <text:p>0.000370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37086">
                <text:p>0.0003708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37128">
                <text:p>0.000371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3717">
                <text:p>0.0003717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37212">
                <text:p>0.000372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37254">
                <text:p>0.000372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37296">
                <text:p>0.000372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37338">
                <text:p>0.000373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3738">
                <text:p>0.000373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37422">
                <text:p>0.0003742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37464">
                <text:p>0.00037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37506">
                <text:p>0.0003750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37548">
                <text:p>0.000375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3759">
                <text:p>0.0003759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37632">
                <text:p>0.000376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37674">
                <text:p>0.0003767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37716">
                <text:p>0.000377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37758">
                <text:p>0.0003775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378">
                <text:p>0.00037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37842">
                <text:p>0.0003784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37884">
                <text:p>0.0003788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37926">
                <text:p>0.0003792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37968">
                <text:p>0.000379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3801">
                <text:p>0.0003801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38052">
                <text:p>0.000380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38094">
                <text:p>0.0003809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38136">
                <text:p>0.000381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38178">
                <text:p>0.0003817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3822">
                <text:p>0.000382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38262">
                <text:p>0.000382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38304">
                <text:p>0.000383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38346">
                <text:p>0.000383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38388">
                <text:p>0.0003838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3843">
                <text:p>0.000384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38472">
                <text:p>0.000384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38514">
                <text:p>0.000385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38556">
                <text:p>0.000385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38598">
                <text:p>0.0003859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3864">
                <text:p>0.00038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38682">
                <text:p>0.0003868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38724">
                <text:p>0.000387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38766">
                <text:p>0.000387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38808">
                <text:p>0.000388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3885">
                <text:p>0.000388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38892">
                <text:p>0.000388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38934">
                <text:p>0.0003893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38976">
                <text:p>0.000389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39018">
                <text:p>0.0003901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3906">
                <text:p>0.000390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39102">
                <text:p>0.000391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39144">
                <text:p>0.000391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39186">
                <text:p>0.0003918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39228">
                <text:p>0.000392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3927">
                <text:p>0.000392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39312">
                <text:p>0.000393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39354">
                <text:p>0.0003935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39396">
                <text:p>0.000393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39438">
                <text:p>0.0003943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3948">
                <text:p>0.00039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39522">
                <text:p>0.0003952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39564">
                <text:p>0.000395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39606">
                <text:p>0.0003960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39648">
                <text:p>0.000396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3969">
                <text:p>0.0003969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39732">
                <text:p>0.000397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39774">
                <text:p>0.0003977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39816">
                <text:p>0.000398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39858">
                <text:p>0.0003985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399">
                <text:p>0.000399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39942">
                <text:p>0.0003994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39984">
                <text:p>0.000399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40026">
                <text:p>0.000400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40068">
                <text:p>0.000400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353768844">
                <text:p>-0.35376884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4011">
                <text:p>0.0004011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37688442">
                <text:p>-0.33768844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40152">
                <text:p>0.000401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97487437">
                <text:p>-0.29748743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40194">
                <text:p>0.0004019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73366834">
                <text:p>-0.27336683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40236">
                <text:p>0.000402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40278">
                <text:p>0.000402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01005025">
                <text:p>-0.2010050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4032">
                <text:p>0.00040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40362">
                <text:p>0.000403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40404">
                <text:p>0.000404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40446">
                <text:p>0.000404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40488">
                <text:p>0.00040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4053">
                <text:p>0.000405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40572">
                <text:p>0.000405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40614">
                <text:p>0.000406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40656">
                <text:p>0.000406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40698">
                <text:p>0.000406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4074">
                <text:p>0.00040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40782">
                <text:p>0.0004078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40824">
                <text:p>0.000408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40866">
                <text:p>0.000408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40908">
                <text:p>0.000409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4095">
                <text:p>0.000409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40992">
                <text:p>0.000409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41034">
                <text:p>0.000410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41076">
                <text:p>0.000410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41118">
                <text:p>0.000411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4116">
                <text:p>0.000411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41202">
                <text:p>0.000412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41244">
                <text:p>0.000412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41286">
                <text:p>0.000412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41328">
                <text:p>0.00041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4137">
                <text:p>0.000413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41412">
                <text:p>0.000414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41454">
                <text:p>0.000414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41496">
                <text:p>0.00041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41538">
                <text:p>0.0004153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4158">
                <text:p>0.00041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41622">
                <text:p>0.000416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41664">
                <text:p>0.000416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41706">
                <text:p>0.000417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41748">
                <text:p>0.000417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4179">
                <text:p>0.000417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41832">
                <text:p>0.000418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41874">
                <text:p>0.000418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41916">
                <text:p>0.000419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41958">
                <text:p>0.000419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42">
                <text:p>0.00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42042">
                <text:p>0.00042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42084">
                <text:p>0.00042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42126">
                <text:p>0.000421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42168">
                <text:p>0.00042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4221">
                <text:p>0.000422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42252">
                <text:p>0.00042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42294">
                <text:p>0.000422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42336">
                <text:p>0.00042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42378">
                <text:p>0.000423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4242">
                <text:p>0.00042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42462">
                <text:p>0.000424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42504">
                <text:p>0.00042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42546">
                <text:p>0.000425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42588">
                <text:p>0.00042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4263">
                <text:p>0.000426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42672">
                <text:p>0.00042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42714">
                <text:p>0.000427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42756">
                <text:p>0.000427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42798">
                <text:p>0.000427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4284">
                <text:p>0.00042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42882">
                <text:p>0.0004288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42924">
                <text:p>0.00042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42966">
                <text:p>0.0004296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43008">
                <text:p>0.00043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4305">
                <text:p>0.000430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43092">
                <text:p>0.000430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43134">
                <text:p>0.000431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43176">
                <text:p>0.00043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43218">
                <text:p>0.000432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4326">
                <text:p>0.00043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43302">
                <text:p>0.0004330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43344">
                <text:p>0.00043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43386">
                <text:p>0.000433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43428">
                <text:p>0.00043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4347">
                <text:p>0.000434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43512">
                <text:p>0.00043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43554">
                <text:p>0.0004355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43596">
                <text:p>0.00043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43638">
                <text:p>0.000436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4368">
                <text:p>0.0004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43722">
                <text:p>0.000437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43764">
                <text:p>0.00043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43806">
                <text:p>0.000438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43848">
                <text:p>0.00043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4389">
                <text:p>0.000438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43932">
                <text:p>0.000439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43974">
                <text:p>0.000439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44016">
                <text:p>0.00044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44058">
                <text:p>0.000440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441">
                <text:p>0.00044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44142">
                <text:p>0.0004414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44184">
                <text:p>0.00044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44226">
                <text:p>0.000442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44268">
                <text:p>0.00044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4431">
                <text:p>0.000443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44352">
                <text:p>0.00044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44394">
                <text:p>0.000443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44436">
                <text:p>0.00044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44478">
                <text:p>0.000444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4452">
                <text:p>0.00044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44562">
                <text:p>0.000445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44604">
                <text:p>0.000446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44646">
                <text:p>0.000446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44688">
                <text:p>0.00044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4473">
                <text:p>0.000447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44772">
                <text:p>0.000447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44814">
                <text:p>0.000448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44856">
                <text:p>0.00044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44898">
                <text:p>0.000448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4494">
                <text:p>0.00044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44982">
                <text:p>0.000449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45024">
                <text:p>0.000450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45066">
                <text:p>0.000450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45108">
                <text:p>0.000451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4515">
                <text:p>0.0004515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45192">
                <text:p>0.000451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45234">
                <text:p>0.000452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45276">
                <text:p>0.000452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45318">
                <text:p>0.000453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4536">
                <text:p>0.00045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45402">
                <text:p>0.0004540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45444">
                <text:p>0.000454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45486">
                <text:p>0.0004548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45528">
                <text:p>0.000455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4557">
                <text:p>0.000455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45612">
                <text:p>0.000456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45654">
                <text:p>0.000456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45696">
                <text:p>0.000456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45738">
                <text:p>0.000457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4578">
                <text:p>0.000457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45822">
                <text:p>0.0004582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45864">
                <text:p>0.0004586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45906">
                <text:p>0.0004590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45948">
                <text:p>0.000459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4599">
                <text:p>0.0004599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46032">
                <text:p>0.000460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46074">
                <text:p>0.0004607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46116">
                <text:p>0.000461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46158">
                <text:p>0.0004615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462">
                <text:p>0.0004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46242">
                <text:p>0.0004624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46284">
                <text:p>0.000462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46326">
                <text:p>0.0004632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46368">
                <text:p>0.000463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4641">
                <text:p>0.0004641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46452">
                <text:p>0.000464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46494">
                <text:p>0.0004649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46536">
                <text:p>0.000465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46578">
                <text:p>0.0004657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4662">
                <text:p>0.000466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46662">
                <text:p>0.000466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46704">
                <text:p>0.000467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46746">
                <text:p>0.000467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46788">
                <text:p>0.000467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4683">
                <text:p>0.000468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46872">
                <text:p>0.000468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46914">
                <text:p>0.000469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46956">
                <text:p>0.000469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46998">
                <text:p>0.0004699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4704">
                <text:p>0.00047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47082">
                <text:p>0.0004708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47124">
                <text:p>0.000471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47166">
                <text:p>0.0004716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47208">
                <text:p>0.000472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4725">
                <text:p>0.000472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47292">
                <text:p>0.000472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47334">
                <text:p>0.000473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47376">
                <text:p>0.000473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47418">
                <text:p>0.000474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4746">
                <text:p>0.000474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47502">
                <text:p>0.0004750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47544">
                <text:p>0.000475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47586">
                <text:p>0.0004758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47628">
                <text:p>0.000476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4767">
                <text:p>0.0004767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47712">
                <text:p>0.000477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47754">
                <text:p>0.0004775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47796">
                <text:p>0.000477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47838">
                <text:p>0.000478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4788">
                <text:p>0.00047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47922">
                <text:p>0.0004792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47964">
                <text:p>0.000479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48006">
                <text:p>0.0004800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48048">
                <text:p>0.000480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4809">
                <text:p>0.0004809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48132">
                <text:p>0.000481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48174">
                <text:p>0.0004817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48216">
                <text:p>0.000482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48258">
                <text:p>0.0004825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483">
                <text:p>0.000483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48342">
                <text:p>0.0004834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48384">
                <text:p>0.000483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48426">
                <text:p>0.0004842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48468">
                <text:p>0.000484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4851">
                <text:p>0.0004851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48552">
                <text:p>0.000485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48594">
                <text:p>0.0004859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48636">
                <text:p>0.000486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48678">
                <text:p>0.0004867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4872">
                <text:p>0.00048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48762">
                <text:p>0.0004876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48804">
                <text:p>0.000488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48846">
                <text:p>0.000488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48888">
                <text:p>0.000488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4893">
                <text:p>0.000489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48972">
                <text:p>0.000489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49014">
                <text:p>0.0004901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49056">
                <text:p>0.000490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49098">
                <text:p>0.0004909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4914">
                <text:p>0.00049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49182">
                <text:p>0.0004918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49224">
                <text:p>0.000492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49266">
                <text:p>0.000492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49308">
                <text:p>0.000493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4935">
                <text:p>0.000493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49392">
                <text:p>0.000493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49434">
                <text:p>0.000494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49476">
                <text:p>0.000494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49518">
                <text:p>0.000495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4956">
                <text:p>0.00049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49602">
                <text:p>0.000496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49644">
                <text:p>0.000496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49686">
                <text:p>0.0004968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49728">
                <text:p>0.000497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4977">
                <text:p>0.000497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49812">
                <text:p>0.000498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49854">
                <text:p>0.0004985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49896">
                <text:p>0.000498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49938">
                <text:p>0.0004993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8241206">
                <text:p>0.048241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